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43.157cm" svg:height="23.557cm" svg:x="9.14cm" svg:y="54.526cm">
            <draw:object draw:notify-on-update-of-ranges="Лист1.A1:Лист1.A1 Лист1.A2:Лист1.A152 Лист1.D1:Лист1.D1 Лист1.D2:Лист1.D1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formula="of:=DATE(2019;9;19+[.C1])" office:value-type="date" office:date-value="2019-09-19" calcext:value-type="date">
            <text:p>19.09.19</text:p>
          </table:table-cell>
          <table:table-cell office:value-type="float" office:value="90.6" calcext:value-type="float">
            <text:p>90,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DATE(2019;9;19+[.C2])" office:value-type="date" office:date-value="2019-09-20" calcext:value-type="date">
            <text:p>20.09.19</text:p>
          </table:table-cell>
          <table:table-cell office:value-type="float" office:value="93.2" calcext:value-type="float">
            <text:p>93,2</text:p>
          </table:table-cell>
          <table:table-cell office:value-type="float" office:value="1" calcext:value-type="float">
            <text:p>1</text:p>
          </table:table-cell>
          <table:table-cell table:formula="of:=IF([.B2]=&quot;&quot;;[.D1];ABS([.B2]-[.B1]))" office:value-type="float" office:value="2.60000000000001" calcext:value-type="float">
            <text:p>2,60000000000001</text:p>
          </table:table-cell>
        </table:table-row>
        <table:table-row table:style-name="ro1">
          <table:table-cell table:formula="of:=DATE(2019;9;19+[.C3])" office:value-type="date" office:date-value="2019-09-21" calcext:value-type="date">
            <text:p>21.09.19</text:p>
          </table:table-cell>
          <table:table-cell office:value-type="float" office:value="95.7" calcext:value-type="float">
            <text:p>95,7</text:p>
          </table:table-cell>
          <table:table-cell office:value-type="float" office:value="2" calcext:value-type="float">
            <text:p>2</text:p>
          </table:table-cell>
          <table:table-cell table:formula="of:=IF([.B3]=&quot;&quot;;[.D2];ABS([.B3]-[.B2]))" office:value-type="float" office:value="2.5" calcext:value-type="float">
            <text:p>2,5</text:p>
          </table:table-cell>
        </table:table-row>
        <table:table-row table:style-name="ro1">
          <table:table-cell table:formula="of:=DATE(2019;9;19+[.C4])" office:value-type="date" office:date-value="2019-09-22" calcext:value-type="date">
            <text:p>22.09.19</text:p>
          </table:table-cell>
          <table:table-cell office:value-type="float" office:value="97.5" calcext:value-type="float">
            <text:p>97,5</text:p>
          </table:table-cell>
          <table:table-cell office:value-type="float" office:value="3" calcext:value-type="float">
            <text:p>3</text:p>
          </table:table-cell>
          <table:table-cell table:formula="of:=IF([.B4]=&quot;&quot;;[.D3];ABS([.B4]-[.B3]))" office:value-type="float" office:value="1.8" calcext:value-type="float">
            <text:p>1,8</text:p>
          </table:table-cell>
        </table:table-row>
        <table:table-row table:style-name="ro1">
          <table:table-cell table:formula="of:=DATE(2019;9;19+[.C5])" office:value-type="date" office:date-value="2019-09-23" calcext:value-type="date">
            <text:p>23.09.19</text:p>
          </table:table-cell>
          <table:table-cell office:value-type="float" office:value="100.9" calcext:value-type="float">
            <text:p>100,9</text:p>
          </table:table-cell>
          <table:table-cell office:value-type="float" office:value="4" calcext:value-type="float">
            <text:p>4</text:p>
          </table:table-cell>
          <table:table-cell table:formula="of:=IF([.B5]=&quot;&quot;;[.D4];ABS([.B5]-[.B4]))" office:value-type="float" office:value="3.40000000000001" calcext:value-type="float">
            <text:p>3,40000000000001</text:p>
          </table:table-cell>
        </table:table-row>
        <table:table-row table:style-name="ro1">
          <table:table-cell table:formula="of:=DATE(2019;9;19+[.C6])" office:value-type="date" office:date-value="2019-09-24" calcext:value-type="date">
            <text:p>24.09.19</text:p>
          </table:table-cell>
          <table:table-cell office:value-type="float" office:value="103.3" calcext:value-type="float">
            <text:p>103,3</text:p>
          </table:table-cell>
          <table:table-cell office:value-type="float" office:value="5" calcext:value-type="float">
            <text:p>5</text:p>
          </table:table-cell>
          <table:table-cell table:formula="of:=IF([.B6]=&quot;&quot;;[.D5];ABS([.B6]-[.B5]))" office:value-type="float" office:value="2.39999999999999" calcext:value-type="float">
            <text:p>2,39999999999999</text:p>
          </table:table-cell>
        </table:table-row>
        <table:table-row table:style-name="ro1">
          <table:table-cell table:formula="of:=DATE(2019;9;19+[.C7])" office:value-type="date" office:date-value="2019-09-25" calcext:value-type="date">
            <text:p>25.09.19</text:p>
          </table:table-cell>
          <table:table-cell office:value-type="float" office:value="107.5" calcext:value-type="float">
            <text:p>107,5</text:p>
          </table:table-cell>
          <table:table-cell office:value-type="float" office:value="6" calcext:value-type="float">
            <text:p>6</text:p>
          </table:table-cell>
          <table:table-cell table:formula="of:=IF([.B7]=&quot;&quot;;[.D6];ABS([.B7]-[.B6]))" office:value-type="float" office:value="4.2" calcext:value-type="float">
            <text:p>4,2</text:p>
          </table:table-cell>
        </table:table-row>
        <table:table-row table:style-name="ro1">
          <table:table-cell table:formula="of:=DATE(2019;9;19+[.C8])" office:value-type="date" office:date-value="2019-09-26" calcext:value-type="date">
            <text:p>26.09.19</text:p>
          </table:table-cell>
          <table:table-cell office:value-type="float" office:value="107.8" calcext:value-type="float">
            <text:p>107,8</text:p>
          </table:table-cell>
          <table:table-cell office:value-type="float" office:value="7" calcext:value-type="float">
            <text:p>7</text:p>
          </table:table-cell>
          <table:table-cell table:formula="of:=IF([.B8]=&quot;&quot;;[.D7];ABS([.B8]-[.B7]))" office:value-type="float" office:value="0.299999999999997" calcext:value-type="float">
            <text:p>0,299999999999997</text:p>
          </table:table-cell>
        </table:table-row>
        <table:table-row table:style-name="ro1">
          <table:table-cell table:formula="of:=DATE(2019;9;19+[.C9])" office:value-type="date" office:date-value="2019-09-27" calcext:value-type="date">
            <text:p>27.09.19</text:p>
          </table:table-cell>
          <table:table-cell office:value-type="float" office:value="109.5" calcext:value-type="float">
            <text:p>109,5</text:p>
          </table:table-cell>
          <table:table-cell office:value-type="float" office:value="8" calcext:value-type="float">
            <text:p>8</text:p>
          </table:table-cell>
          <table:table-cell table:formula="of:=IF([.B9]=&quot;&quot;;[.D8];ABS([.B9]-[.B8]))" office:value-type="float" office:value="1.7" calcext:value-type="float">
            <text:p>1,7</text:p>
          </table:table-cell>
        </table:table-row>
        <table:table-row table:style-name="ro1">
          <table:table-cell table:formula="of:=DATE(2019;9;19+[.C10])" office:value-type="date" office:date-value="2019-09-28" calcext:value-type="date">
            <text:p>28.09.19</text:p>
          </table:table-cell>
          <table:table-cell office:value-type="float" office:value="111.8" calcext:value-type="float">
            <text:p>111,8</text:p>
          </table:table-cell>
          <table:table-cell office:value-type="float" office:value="9" calcext:value-type="float">
            <text:p>9</text:p>
          </table:table-cell>
          <table:table-cell table:formula="of:=IF([.B10]=&quot;&quot;;[.D9];ABS([.B10]-[.B9]))" office:value-type="float" office:value="2.3" calcext:value-type="float">
            <text:p>2,3</text:p>
          </table:table-cell>
        </table:table-row>
        <table:table-row table:style-name="ro1">
          <table:table-cell table:formula="of:=DATE(2019;9;19+[.C11])" office:value-type="date" office:date-value="2019-09-29" calcext:value-type="date">
            <text:p>29.09.1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[.B11]=&quot;&quot;;[.D10];ABS([.B11]-[.B10]))" office:value-type="float" office:value="2.3" calcext:value-type="float">
            <text:p>2,3</text:p>
          </table:table-cell>
        </table:table-row>
        <table:table-row table:style-name="ro1">
          <table:table-cell table:formula="of:=DATE(2019;9;19+[.C12])" office:value-type="date" office:date-value="2019-09-30" calcext:value-type="date">
            <text:p>30.09.1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[.B12]=&quot;&quot;;[.D11];ABS([.B12]-[.B11]))" office:value-type="float" office:value="2.3" calcext:value-type="float">
            <text:p>2,3</text:p>
          </table:table-cell>
        </table:table-row>
        <table:table-row table:style-name="ro1">
          <table:table-cell table:formula="of:=DATE(2019;9;19+[.C13])" office:value-type="date" office:date-value="2019-10-01" calcext:value-type="date">
            <text:p>01.10.1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IF([.B13]=&quot;&quot;;[.D12];ABS([.B13]-[.B12]))" office:value-type="float" office:value="2.3" calcext:value-type="float">
            <text:p>2,3</text:p>
          </table:table-cell>
        </table:table-row>
        <table:table-row table:style-name="ro1">
          <table:table-cell table:formula="of:=DATE(2019;9;19+[.C14])" office:value-type="date" office:date-value="2019-10-02" calcext:value-type="date">
            <text:p>02.10.1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IF([.B14]=&quot;&quot;;[.D13];ABS([.B14]-[.B13]))" office:value-type="float" office:value="2.3" calcext:value-type="float">
            <text:p>2,3</text:p>
          </table:table-cell>
        </table:table-row>
        <table:table-row table:style-name="ro1">
          <table:table-cell table:formula="of:=DATE(2019;9;19+[.C15])" office:value-type="date" office:date-value="2019-10-03" calcext:value-type="date">
            <text:p>03.10.1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IF([.B15]=&quot;&quot;;[.D14];ABS([.B15]-[.B14]))" office:value-type="float" office:value="2.3" calcext:value-type="float">
            <text:p>2,3</text:p>
          </table:table-cell>
        </table:table-row>
        <table:table-row table:style-name="ro1">
          <table:table-cell table:formula="of:=DATE(2019;9;19+[.C16])" office:value-type="date" office:date-value="2019-10-04" calcext:value-type="date">
            <text:p>04.10.1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([.B16]=&quot;&quot;;[.D15];ABS([.B16]-[.B15]))" office:value-type="float" office:value="2.3" calcext:value-type="float">
            <text:p>2,3</text:p>
          </table:table-cell>
        </table:table-row>
        <table:table-row table:style-name="ro1">
          <table:table-cell table:formula="of:=DATE(2019;9;19+[.C17])" office:value-type="date" office:date-value="2019-10-05" calcext:value-type="date">
            <text:p>05.10.1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IF([.B17]=&quot;&quot;;[.D16];ABS([.B17]-[.B16]))" office:value-type="float" office:value="2.3" calcext:value-type="float">
            <text:p>2,3</text:p>
          </table:table-cell>
        </table:table-row>
        <table:table-row table:style-name="ro1">
          <table:table-cell table:formula="of:=DATE(2019;9;19+[.C18])" office:value-type="date" office:date-value="2019-10-06" calcext:value-type="date">
            <text:p>06.10.1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([.B18]=&quot;&quot;;[.D17];ABS([.B18]-[.B17]))" office:value-type="float" office:value="2.3" calcext:value-type="float">
            <text:p>2,3</text:p>
          </table:table-cell>
        </table:table-row>
        <table:table-row table:style-name="ro1">
          <table:table-cell table:formula="of:=DATE(2019;9;19+[.C19])" office:value-type="date" office:date-value="2019-10-07" calcext:value-type="date">
            <text:p>07.10.19</text:p>
          </table:table-cell>
          <table:table-cell office:value-type="float" office:value="114.1" calcext:value-type="float">
            <text:p>114,1</text:p>
          </table:table-cell>
          <table:table-cell office:value-type="float" office:value="18" calcext:value-type="float">
            <text:p>18</text:p>
          </table:table-cell>
          <table:table-cell table:formula="of:=[.B19]-[.B10]" office:value-type="float" office:value="2.3" calcext:value-type="float">
            <text:p>2,3</text:p>
          </table:table-cell>
        </table:table-row>
        <table:table-row table:style-name="ro1">
          <table:table-cell table:formula="of:=DATE(2019;9;19+[.C20])" office:value-type="date" office:date-value="2019-10-08" calcext:value-type="date">
            <text:p>08.10.19</text:p>
          </table:table-cell>
          <table:table-cell office:value-type="float" office:value="115.8" calcext:value-type="float">
            <text:p>115,8</text:p>
          </table:table-cell>
          <table:table-cell office:value-type="float" office:value="19" calcext:value-type="float">
            <text:p>19</text:p>
          </table:table-cell>
          <table:table-cell table:formula="of:=IF([.B20]=&quot;&quot;;[.D19];ABS([.B20]-[.B19]))" office:value-type="float" office:value="1.7" calcext:value-type="float">
            <text:p>1,7</text:p>
          </table:table-cell>
        </table:table-row>
        <table:table-row table:style-name="ro1">
          <table:table-cell table:formula="of:=DATE(2019;9;19+[.C21])" office:value-type="date" office:date-value="2019-10-09" calcext:value-type="date">
            <text:p>09.10.19</text:p>
          </table:table-cell>
          <table:table-cell office:value-type="float" office:value="118.5" calcext:value-type="float">
            <text:p>118,5</text:p>
          </table:table-cell>
          <table:table-cell office:value-type="float" office:value="20" calcext:value-type="float">
            <text:p>20</text:p>
          </table:table-cell>
          <table:table-cell table:formula="of:=IF([.B21]=&quot;&quot;;[.D20];ABS([.B21]-[.B20]))" office:value-type="float" office:value="2.7" calcext:value-type="float">
            <text:p>2,7</text:p>
          </table:table-cell>
        </table:table-row>
        <table:table-row table:style-name="ro1">
          <table:table-cell table:formula="of:=DATE(2019;9;19+[.C22])" office:value-type="date" office:date-value="2019-10-10" calcext:value-type="date">
            <text:p>10.10.19</text:p>
          </table:table-cell>
          <table:table-cell office:value-type="float" office:value="120.3" calcext:value-type="float">
            <text:p>120,3</text:p>
          </table:table-cell>
          <table:table-cell office:value-type="float" office:value="21" calcext:value-type="float">
            <text:p>21</text:p>
          </table:table-cell>
          <table:table-cell table:formula="of:=IF([.B22]=&quot;&quot;;[.D21];ABS([.B22]-[.B21]))" office:value-type="float" office:value="1.8" calcext:value-type="float">
            <text:p>1,8</text:p>
          </table:table-cell>
        </table:table-row>
        <table:table-row table:style-name="ro1">
          <table:table-cell table:formula="of:=DATE(2019;9;19+[.C23])" office:value-type="date" office:date-value="2019-10-11" calcext:value-type="date">
            <text:p>11.10.19</text:p>
          </table:table-cell>
          <table:table-cell office:value-type="float" office:value="121.9" calcext:value-type="float">
            <text:p>121,9</text:p>
          </table:table-cell>
          <table:table-cell office:value-type="float" office:value="22" calcext:value-type="float">
            <text:p>22</text:p>
          </table:table-cell>
          <table:table-cell table:formula="of:=IF([.B23]=&quot;&quot;;[.D22];ABS([.B23]-[.B22]))" office:value-type="float" office:value="1.60000000000001" calcext:value-type="float">
            <text:p>1,60000000000001</text:p>
          </table:table-cell>
        </table:table-row>
        <table:table-row table:style-name="ro1">
          <table:table-cell table:formula="of:=DATE(2019;9;19+[.C24])" office:value-type="date" office:date-value="2019-10-12" calcext:value-type="date">
            <text:p>12.10.1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IF([.B24]=&quot;&quot;;[.D23];ABS([.B24]-[.B23]))" office:value-type="float" office:value="1.60000000000001" calcext:value-type="float">
            <text:p>1,60000000000001</text:p>
          </table:table-cell>
        </table:table-row>
        <table:table-row table:style-name="ro1">
          <table:table-cell table:formula="of:=DATE(2019;9;19+[.C25])" office:value-type="date" office:date-value="2019-10-13" calcext:value-type="date">
            <text:p>13.10.1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IF([.B25]=&quot;&quot;;[.D24];ABS([.B25]-[.B24]))" office:value-type="float" office:value="1.60000000000001" calcext:value-type="float">
            <text:p>1,60000000000001</text:p>
          </table:table-cell>
        </table:table-row>
        <table:table-row table:style-name="ro1">
          <table:table-cell table:formula="of:=DATE(2019;9;19+[.C26])" office:value-type="date" office:date-value="2019-10-14" calcext:value-type="date">
            <text:p>14.10.19</text:p>
          </table:table-cell>
          <table:table-cell office:value-type="float" office:value="124.2" calcext:value-type="float">
            <text:p>124,2</text:p>
          </table:table-cell>
          <table:table-cell office:value-type="float" office:value="25" calcext:value-type="float">
            <text:p>25</text:p>
          </table:table-cell>
          <table:table-cell table:formula="of:=[.B26]-[.B23]" office:value-type="float" office:value="2.3" calcext:value-type="float">
            <text:p>2,3</text:p>
          </table:table-cell>
        </table:table-row>
        <table:table-row table:style-name="ro1">
          <table:table-cell table:formula="of:=DATE(2019;9;19+[.C27])" office:value-type="date" office:date-value="2019-10-15" calcext:value-type="date">
            <text:p>15.10.19</text:p>
          </table:table-cell>
          <table:table-cell office:value-type="float" office:value="126.1" calcext:value-type="float">
            <text:p>126,1</text:p>
          </table:table-cell>
          <table:table-cell office:value-type="float" office:value="26" calcext:value-type="float">
            <text:p>26</text:p>
          </table:table-cell>
          <table:table-cell table:formula="of:=IF([.B27]=&quot;&quot;;[.D26];ABS([.B27]-[.B26]))" office:value-type="float" office:value="1.89999999999999" calcext:value-type="float">
            <text:p>1,89999999999999</text:p>
          </table:table-cell>
        </table:table-row>
        <table:table-row table:style-name="ro1">
          <table:table-cell table:formula="of:=DATE(2019;9;19+[.C28])" office:value-type="date" office:date-value="2019-10-16" calcext:value-type="date">
            <text:p>16.10.19</text:p>
          </table:table-cell>
          <table:table-cell office:value-type="float" office:value="128.1" calcext:value-type="float">
            <text:p>128,1</text:p>
          </table:table-cell>
          <table:table-cell office:value-type="float" office:value="27" calcext:value-type="float">
            <text:p>27</text:p>
          </table:table-cell>
          <table:table-cell table:formula="of:=IF([.B28]=&quot;&quot;;[.D27];ABS([.B28]-[.B27]))" office:value-type="float" office:value="2" calcext:value-type="float">
            <text:p>2</text:p>
          </table:table-cell>
        </table:table-row>
        <table:table-row table:style-name="ro1">
          <table:table-cell table:formula="of:=DATE(2019;9;19+[.C29])" office:value-type="date" office:date-value="2019-10-17" calcext:value-type="date">
            <text:p>17.10.19</text:p>
          </table:table-cell>
          <table:table-cell office:value-type="float" office:value="129.9" calcext:value-type="float">
            <text:p>129,9</text:p>
          </table:table-cell>
          <table:table-cell office:value-type="float" office:value="28" calcext:value-type="float">
            <text:p>28</text:p>
          </table:table-cell>
          <table:table-cell table:formula="of:=IF([.B29]=&quot;&quot;;[.D28];ABS([.B29]-[.B28]))" office:value-type="float" office:value="1.80000000000001" calcext:value-type="float">
            <text:p>1,80000000000001</text:p>
          </table:table-cell>
        </table:table-row>
        <table:table-row table:style-name="ro1">
          <table:table-cell table:formula="of:=DATE(2019;9;19+[.C30])" office:value-type="date" office:date-value="2019-10-18" calcext:value-type="date">
            <text:p>18.10.19</text:p>
          </table:table-cell>
          <table:table-cell office:value-type="float" office:value="132.4" calcext:value-type="float">
            <text:p>132,4</text:p>
          </table:table-cell>
          <table:table-cell office:value-type="float" office:value="29" calcext:value-type="float">
            <text:p>29</text:p>
          </table:table-cell>
          <table:table-cell table:formula="of:=IF([.B30]=&quot;&quot;;[.D29];ABS([.B30]-[.B29]))" office:value-type="float" office:value="2.5" calcext:value-type="float">
            <text:p>2,5</text:p>
          </table:table-cell>
        </table:table-row>
        <table:table-row table:style-name="ro1">
          <table:table-cell table:formula="of:=DATE(2019;9;19+[.C31])" office:value-type="date" office:date-value="2019-10-19" calcext:value-type="date">
            <text:p>19.10.1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IF([.B31]=&quot;&quot;;[.D30];ABS([.B31]-[.B30]))" office:value-type="float" office:value="2.5" calcext:value-type="float">
            <text:p>2,5</text:p>
          </table:table-cell>
        </table:table-row>
        <table:table-row table:style-name="ro1">
          <table:table-cell table:formula="of:=DATE(2019;9;19+[.C32])" office:value-type="date" office:date-value="2019-10-20" calcext:value-type="date">
            <text:p>20.10.1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IF([.B32]=&quot;&quot;;[.D31];ABS([.B32]-[.B31]))" office:value-type="float" office:value="2.5" calcext:value-type="float">
            <text:p>2,5</text:p>
          </table:table-cell>
        </table:table-row>
        <table:table-row table:style-name="ro1">
          <table:table-cell table:formula="of:=DATE(2019;9;19+[.C33])" office:value-type="date" office:date-value="2019-10-21" calcext:value-type="date">
            <text:p>21.10.19</text:p>
          </table:table-cell>
          <table:table-cell office:value-type="float" office:value="134.7" calcext:value-type="float">
            <text:p>134,7</text:p>
          </table:table-cell>
          <table:table-cell office:value-type="float" office:value="32" calcext:value-type="float">
            <text:p>32</text:p>
          </table:table-cell>
          <table:table-cell table:formula="of:=[.B33]-[.B30]" office:value-type="float" office:value="2.29999999999998" calcext:value-type="float">
            <text:p>2,29999999999998</text:p>
          </table:table-cell>
        </table:table-row>
        <table:table-row table:style-name="ro1">
          <table:table-cell table:formula="of:=DATE(2019;9;19+[.C34])" office:value-type="date" office:date-value="2019-10-22" calcext:value-type="date">
            <text:p>22.10.19</text:p>
          </table:table-cell>
          <table:table-cell office:value-type="float" office:value="136.5" calcext:value-type="float">
            <text:p>136,5</text:p>
          </table:table-cell>
          <table:table-cell office:value-type="float" office:value="33" calcext:value-type="float">
            <text:p>33</text:p>
          </table:table-cell>
          <table:table-cell table:formula="of:=IF([.B34]=&quot;&quot;;[.D33];ABS([.B34]-[.B33]))" office:value-type="float" office:value="1.80000000000001" calcext:value-type="float">
            <text:p>1,80000000000001</text:p>
          </table:table-cell>
        </table:table-row>
        <table:table-row table:style-name="ro1">
          <table:table-cell table:formula="of:=DATE(2019;9;19+[.C35])" office:value-type="date" office:date-value="2019-10-23" calcext:value-type="date">
            <text:p>23.10.19</text:p>
          </table:table-cell>
          <table:table-cell office:value-type="float" office:value="137.4" calcext:value-type="float">
            <text:p>137,4</text:p>
          </table:table-cell>
          <table:table-cell office:value-type="float" office:value="34" calcext:value-type="float">
            <text:p>34</text:p>
          </table:table-cell>
          <table:table-cell table:formula="of:=IF([.B35]=&quot;&quot;;[.D34];ABS([.B35]-[.B34]))" office:value-type="float" office:value="0.900000000000006" calcext:value-type="float">
            <text:p>0,900000000000006</text:p>
          </table:table-cell>
        </table:table-row>
        <table:table-row table:style-name="ro1">
          <table:table-cell table:formula="of:=DATE(2019;9;19+[.C36])" office:value-type="date" office:date-value="2019-10-24" calcext:value-type="date">
            <text:p>24.10.19</text:p>
          </table:table-cell>
          <table:table-cell office:value-type="float" office:value="140.2" calcext:value-type="float">
            <text:p>140,2</text:p>
          </table:table-cell>
          <table:table-cell office:value-type="float" office:value="35" calcext:value-type="float">
            <text:p>35</text:p>
          </table:table-cell>
          <table:table-cell table:formula="of:=IF([.B36]=&quot;&quot;;[.D35];ABS([.B36]-[.B35]))" office:value-type="float" office:value="2.79999999999998" calcext:value-type="float">
            <text:p>2,79999999999998</text:p>
          </table:table-cell>
        </table:table-row>
        <table:table-row table:style-name="ro1">
          <table:table-cell table:formula="of:=DATE(2019;9;19+[.C37])" office:value-type="date" office:date-value="2019-10-25" calcext:value-type="date">
            <text:p>25.10.19</text:p>
          </table:table-cell>
          <table:table-cell office:value-type="float" office:value="142.2" calcext:value-type="float">
            <text:p>142,2</text:p>
          </table:table-cell>
          <table:table-cell office:value-type="float" office:value="36" calcext:value-type="float">
            <text:p>36</text:p>
          </table:table-cell>
          <table:table-cell table:formula="of:=IF([.B37]=&quot;&quot;;[.D36];ABS([.B37]-[.B36]))" office:value-type="float" office:value="2" calcext:value-type="float">
            <text:p>2</text:p>
          </table:table-cell>
        </table:table-row>
        <table:table-row table:style-name="ro1">
          <table:table-cell table:formula="of:=DATE(2019;9;19+[.C38])" office:value-type="date" office:date-value="2019-10-26" calcext:value-type="date">
            <text:p>26.10.1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IF([.B38]=&quot;&quot;;[.D37];ABS([.B38]-[.B37]))" office:value-type="float" office:value="2" calcext:value-type="float">
            <text:p>2</text:p>
          </table:table-cell>
        </table:table-row>
        <table:table-row table:style-name="ro1">
          <table:table-cell table:formula="of:=DATE(2019;9;19+[.C39])" office:value-type="date" office:date-value="2019-10-27" calcext:value-type="date">
            <text:p>27.10.1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IF([.B39]=&quot;&quot;;[.D38];ABS([.B39]-[.B38]))" office:value-type="float" office:value="2" calcext:value-type="float">
            <text:p>2</text:p>
          </table:table-cell>
        </table:table-row>
        <table:table-row table:style-name="ro1">
          <table:table-cell table:formula="of:=DATE(2019;9;19+[.C40])" office:value-type="date" office:date-value="2019-10-28" calcext:value-type="date">
            <text:p>28.10.19</text:p>
          </table:table-cell>
          <table:table-cell office:value-type="float" office:value="143.5" calcext:value-type="float">
            <text:p>143,5</text:p>
          </table:table-cell>
          <table:table-cell office:value-type="float" office:value="39" calcext:value-type="float">
            <text:p>39</text:p>
          </table:table-cell>
          <table:table-cell table:formula="of:=[.B40]-[.B37]" office:value-type="float" office:value="1.30000000000001" calcext:value-type="float">
            <text:p>1,30000000000001</text:p>
          </table:table-cell>
        </table:table-row>
        <table:table-row table:style-name="ro1">
          <table:table-cell table:formula="of:=DATE(2019;9;19+[.C41])" office:value-type="date" office:date-value="2019-10-29" calcext:value-type="date">
            <text:p>29.10.19</text:p>
          </table:table-cell>
          <table:table-cell office:value-type="float" office:value="145.1" calcext:value-type="float">
            <text:p>145,1</text:p>
          </table:table-cell>
          <table:table-cell office:value-type="float" office:value="40" calcext:value-type="float">
            <text:p>40</text:p>
          </table:table-cell>
          <table:table-cell table:formula="of:=IF([.B41]=&quot;&quot;;[.D40];ABS([.B41]-[.B40]))" office:value-type="float" office:value="1.59999999999999" calcext:value-type="float">
            <text:p>1,59999999999999</text:p>
          </table:table-cell>
        </table:table-row>
        <table:table-row table:style-name="ro1">
          <table:table-cell table:formula="of:=DATE(2019;9;19+[.C42])" office:value-type="date" office:date-value="2019-10-30" calcext:value-type="date">
            <text:p>30.10.19</text:p>
          </table:table-cell>
          <table:table-cell office:value-type="float" office:value="145.9" calcext:value-type="float">
            <text:p>145,9</text:p>
          </table:table-cell>
          <table:table-cell office:value-type="float" office:value="41" calcext:value-type="float">
            <text:p>41</text:p>
          </table:table-cell>
          <table:table-cell table:formula="of:=IF([.B42]=&quot;&quot;;[.D41];ABS([.B42]-[.B41]))" office:value-type="float" office:value="0.800000000000011" calcext:value-type="float">
            <text:p>0,800000000000011</text:p>
          </table:table-cell>
        </table:table-row>
        <table:table-row table:style-name="ro1">
          <table:table-cell table:formula="of:=DATE(2019;9;19+[.C43])" office:value-type="date" office:date-value="2019-10-31" calcext:value-type="date">
            <text:p>31.10.19</text:p>
          </table:table-cell>
          <table:table-cell office:value-type="float" office:value="147.6" calcext:value-type="float">
            <text:p>147,6</text:p>
          </table:table-cell>
          <table:table-cell office:value-type="float" office:value="42" calcext:value-type="float">
            <text:p>42</text:p>
          </table:table-cell>
          <table:table-cell table:formula="of:=IF([.B43]=&quot;&quot;;[.D42];ABS([.B43]-[.B42]))" office:value-type="float" office:value="1.69999999999999" calcext:value-type="float">
            <text:p>1,69999999999999</text:p>
          </table:table-cell>
        </table:table-row>
        <table:table-row table:style-name="ro1">
          <table:table-cell table:formula="of:=DATE(2019;9;19+[.C44])" office:value-type="date" office:date-value="2019-11-01" calcext:value-type="date">
            <text:p>01.11.19</text:p>
          </table:table-cell>
          <table:table-cell office:value-type="float" office:value="148.5" calcext:value-type="float">
            <text:p>148,5</text:p>
          </table:table-cell>
          <table:table-cell office:value-type="float" office:value="43" calcext:value-type="float">
            <text:p>43</text:p>
          </table:table-cell>
          <table:table-cell table:formula="of:=IF([.B44]=&quot;&quot;;[.D43];ABS([.B44]-[.B43]))" office:value-type="float" office:value="0.900000000000006" calcext:value-type="float">
            <text:p>0,900000000000006</text:p>
          </table:table-cell>
        </table:table-row>
        <table:table-row table:style-name="ro1">
          <table:table-cell table:formula="of:=DATE(2019;9;19+[.C45])" office:value-type="date" office:date-value="2019-11-02" calcext:value-type="date">
            <text:p>02.11.19</text:p>
          </table:table-cell>
          <table:table-cell office:value-type="float" office:value="149.2" calcext:value-type="float">
            <text:p>149,2</text:p>
          </table:table-cell>
          <table:table-cell office:value-type="float" office:value="44" calcext:value-type="float">
            <text:p>44</text:p>
          </table:table-cell>
          <table:table-cell table:formula="of:=IF([.B45]=&quot;&quot;;[.D44];ABS([.B45]-[.B44]))" office:value-type="float" office:value="0.699999999999989" calcext:value-type="float">
            <text:p>0,699999999999989</text:p>
          </table:table-cell>
        </table:table-row>
        <table:table-row table:style-name="ro1">
          <table:table-cell table:formula="of:=DATE(2019;9;19+[.C46])" office:value-type="date" office:date-value="2019-11-03" calcext:value-type="date">
            <text:p>03.11.1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IF([.B46]=&quot;&quot;;[.D45];ABS([.B46]-[.B45]))" office:value-type="float" office:value="0.699999999999989" calcext:value-type="float">
            <text:p>0,699999999999989</text:p>
          </table:table-cell>
        </table:table-row>
        <table:table-row table:style-name="ro1">
          <table:table-cell table:formula="of:=DATE(2019;9;19+[.C47])" office:value-type="date" office:date-value="2019-11-04" calcext:value-type="date">
            <text:p>04.11.19</text:p>
          </table:table-cell>
          <table:table-cell/>
          <table:table-cell office:value-type="float" office:value="46" calcext:value-type="float">
            <text:p>46</text:p>
          </table:table-cell>
          <table:table-cell table:formula="of:=IF([.B47]=&quot;&quot;;[.D46];ABS([.B47]-[.B46]))" office:value-type="float" office:value="0.699999999999989" calcext:value-type="float">
            <text:p>0,699999999999989</text:p>
          </table:table-cell>
        </table:table-row>
        <table:table-row table:style-name="ro1">
          <table:table-cell table:formula="of:=DATE(2019;9;19+[.C48])" office:value-type="date" office:date-value="2019-11-05" calcext:value-type="date">
            <text:p>05.11.19</text:p>
          </table:table-cell>
          <table:table-cell/>
          <table:table-cell office:value-type="float" office:value="47" calcext:value-type="float">
            <text:p>47</text:p>
          </table:table-cell>
          <table:table-cell table:formula="of:=IF([.B48]=&quot;&quot;;[.D47];ABS([.B48]-[.B47]))" office:value-type="float" office:value="0.699999999999989" calcext:value-type="float">
            <text:p>0,699999999999989</text:p>
          </table:table-cell>
        </table:table-row>
        <table:table-row table:style-name="ro1">
          <table:table-cell table:formula="of:=DATE(2019;9;19+[.C49])" office:value-type="date" office:date-value="2019-11-06" calcext:value-type="date">
            <text:p>06.11.19</text:p>
          </table:table-cell>
          <table:table-cell office:value-type="float" office:value="151.1" calcext:value-type="float">
            <text:p>151,1</text:p>
          </table:table-cell>
          <table:table-cell office:value-type="float" office:value="48" calcext:value-type="float">
            <text:p>48</text:p>
          </table:table-cell>
          <table:table-cell table:style-name="ce2" table:formula="of:=[.B49]-[.B45]" office:value-type="float" office:value="1.90000000000001" calcext:value-type="float">
            <text:p>1,90000000000001</text:p>
          </table:table-cell>
        </table:table-row>
        <table:table-row table:style-name="ro1">
          <table:table-cell table:formula="of:=DATE(2019;9;19+[.C50])" office:value-type="date" office:date-value="2019-11-07" calcext:value-type="date">
            <text:p>07.11.19</text:p>
          </table:table-cell>
          <table:table-cell office:value-type="float" office:value="151.8" calcext:value-type="float">
            <text:p>151,8</text:p>
          </table:table-cell>
          <table:table-cell office:value-type="float" office:value="49" calcext:value-type="float">
            <text:p>49</text:p>
          </table:table-cell>
          <table:table-cell table:formula="of:=IF([.B50]=&quot;&quot;;[.D49];ABS([.B50]-[.B49]))" office:value-type="float" office:value="0.700000000000017" calcext:value-type="float">
            <text:p>0,700000000000017</text:p>
          </table:table-cell>
        </table:table-row>
        <table:table-row table:style-name="ro1">
          <table:table-cell table:formula="of:=DATE(2019;9;19+[.C51])" office:value-type="date" office:date-value="2019-11-08" calcext:value-type="date">
            <text:p>08.11.19</text:p>
          </table:table-cell>
          <table:table-cell office:value-type="float" office:value="153.5" calcext:value-type="float">
            <text:p>153,5</text:p>
          </table:table-cell>
          <table:table-cell office:value-type="float" office:value="50" calcext:value-type="float">
            <text:p>50</text:p>
          </table:table-cell>
          <table:table-cell table:formula="of:=IF([.B51]=&quot;&quot;;[.D50];ABS([.B51]-[.B50]))" office:value-type="float" office:value="1.69999999999999" calcext:value-type="float">
            <text:p>1,69999999999999</text:p>
          </table:table-cell>
        </table:table-row>
        <table:table-row table:style-name="ro1">
          <table:table-cell table:formula="of:=DATE(2019;9;19+[.C52])" office:value-type="date" office:date-value="2019-11-09" calcext:value-type="date">
            <text:p>09.11.19</text:p>
          </table:table-cell>
          <table:table-cell/>
          <table:table-cell office:value-type="float" office:value="51" calcext:value-type="float">
            <text:p>51</text:p>
          </table:table-cell>
          <table:table-cell table:formula="of:=IF([.B52]=&quot;&quot;;[.D51];ABS([.B52]-[.B51]))" office:value-type="float" office:value="1.69999999999999" calcext:value-type="float">
            <text:p>1,69999999999999</text:p>
          </table:table-cell>
        </table:table-row>
        <table:table-row table:style-name="ro1">
          <table:table-cell table:formula="of:=DATE(2019;9;19+[.C53])" office:value-type="date" office:date-value="2019-11-10" calcext:value-type="date">
            <text:p>10.11.19</text:p>
          </table:table-cell>
          <table:table-cell/>
          <table:table-cell office:value-type="float" office:value="52" calcext:value-type="float">
            <text:p>52</text:p>
          </table:table-cell>
          <table:table-cell table:formula="of:=IF([.B53]=&quot;&quot;;[.D52];ABS([.B53]-[.B52]))" office:value-type="float" office:value="1.69999999999999" calcext:value-type="float">
            <text:p>1,69999999999999</text:p>
          </table:table-cell>
        </table:table-row>
        <table:table-row table:style-name="ro1">
          <table:table-cell table:formula="of:=DATE(2019;9;19+[.C54])" office:value-type="date" office:date-value="2019-11-11" calcext:value-type="date">
            <text:p>11.11.19</text:p>
          </table:table-cell>
          <table:table-cell office:value-type="float" office:value="156.6" calcext:value-type="float">
            <text:p>156,6</text:p>
          </table:table-cell>
          <table:table-cell office:value-type="float" office:value="53" calcext:value-type="float">
            <text:p>53</text:p>
          </table:table-cell>
          <table:table-cell table:formula="of:=[.B54]-[.B51]" office:value-type="float" office:value="3.09999999999999" calcext:value-type="float">
            <text:p>3,09999999999999</text:p>
          </table:table-cell>
        </table:table-row>
        <table:table-row table:style-name="ro1">
          <table:table-cell table:formula="of:=DATE(2019;9;19+[.C55])" office:value-type="date" office:date-value="2019-11-12" calcext:value-type="date">
            <text:p>12.11.19</text:p>
          </table:table-cell>
          <table:table-cell office:value-type="float" office:value="159.1" calcext:value-type="float">
            <text:p>159,1</text:p>
          </table:table-cell>
          <table:table-cell office:value-type="float" office:value="54" calcext:value-type="float">
            <text:p>54</text:p>
          </table:table-cell>
          <table:table-cell table:formula="of:=IF([.B55]=&quot;&quot;;[.D54];ABS([.B55]-[.B54]))" office:value-type="float" office:value="2.5" calcext:value-type="float">
            <text:p>2,5</text:p>
          </table:table-cell>
        </table:table-row>
        <table:table-row table:style-name="ro1">
          <table:table-cell table:formula="of:=DATE(2019;9;19+[.C56])" office:value-type="date" office:date-value="2019-11-13" calcext:value-type="date">
            <text:p>13.11.19</text:p>
          </table:table-cell>
          <table:table-cell office:value-type="float" office:value="160.4" calcext:value-type="float">
            <text:p>160,4</text:p>
          </table:table-cell>
          <table:table-cell office:value-type="float" office:value="55" calcext:value-type="float">
            <text:p>55</text:p>
          </table:table-cell>
          <table:table-cell table:formula="of:=IF([.B56]=&quot;&quot;;[.D55];ABS([.B56]-[.B55]))" office:value-type="float" office:value="1.30000000000001" calcext:value-type="float">
            <text:p>1,30000000000001</text:p>
          </table:table-cell>
        </table:table-row>
        <table:table-row table:style-name="ro1">
          <table:table-cell table:formula="of:=DATE(2019;9;19+[.C57])" office:value-type="date" office:date-value="2019-11-14" calcext:value-type="date">
            <text:p>14.11.19</text:p>
          </table:table-cell>
          <table:table-cell office:value-type="float" office:value="162.2" calcext:value-type="float">
            <text:p>162,2</text:p>
          </table:table-cell>
          <table:table-cell office:value-type="float" office:value="56" calcext:value-type="float">
            <text:p>56</text:p>
          </table:table-cell>
          <table:table-cell table:formula="of:=IF([.B57]=&quot;&quot;;[.D56];ABS([.B57]-[.B56]))" office:value-type="float" office:value="1.79999999999998" calcext:value-type="float">
            <text:p>1,79999999999998</text:p>
          </table:table-cell>
        </table:table-row>
        <table:table-row table:style-name="ro1">
          <table:table-cell table:formula="of:=DATE(2019;9;19+[.C58])" office:value-type="date" office:date-value="2019-11-15" calcext:value-type="date">
            <text:p>15.11.19</text:p>
          </table:table-cell>
          <table:table-cell office:value-type="float" office:value="164.6" calcext:value-type="float">
            <text:p>164,6</text:p>
          </table:table-cell>
          <table:table-cell office:value-type="float" office:value="57" calcext:value-type="float">
            <text:p>57</text:p>
          </table:table-cell>
          <table:table-cell table:formula="of:=IF([.B58]=&quot;&quot;;[.D57];ABS([.B58]-[.B57]))" office:value-type="float" office:value="2.40000000000001" calcext:value-type="float">
            <text:p>2,40000000000001</text:p>
          </table:table-cell>
        </table:table-row>
        <table:table-row table:style-name="ro1">
          <table:table-cell table:formula="of:=DATE(2019;9;19+[.C59])" office:value-type="date" office:date-value="2019-11-16" calcext:value-type="date">
            <text:p>16.11.1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IF([.B59]=&quot;&quot;;[.D58];ABS([.B59]-[.B58]))" office:value-type="float" office:value="2.40000000000001" calcext:value-type="float">
            <text:p>2,40000000000001</text:p>
          </table:table-cell>
        </table:table-row>
        <table:table-row table:style-name="ro1">
          <table:table-cell table:formula="of:=DATE(2019;9;19+[.C60])" office:value-type="date" office:date-value="2019-11-17" calcext:value-type="date">
            <text:p>17.11.1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IF([.B60]=&quot;&quot;;[.D59];ABS([.B60]-[.B59]))" office:value-type="float" office:value="2.40000000000001" calcext:value-type="float">
            <text:p>2,40000000000001</text:p>
          </table:table-cell>
        </table:table-row>
        <table:table-row table:style-name="ro1">
          <table:table-cell table:formula="of:=DATE(2019;9;19+[.C61])" office:value-type="date" office:date-value="2019-11-18" calcext:value-type="date">
            <text:p>18.11.19</text:p>
          </table:table-cell>
          <table:table-cell office:value-type="float" office:value="166.7" calcext:value-type="float">
            <text:p>166,7</text:p>
          </table:table-cell>
          <table:table-cell office:value-type="float" office:value="60" calcext:value-type="float">
            <text:p>60</text:p>
          </table:table-cell>
          <table:table-cell table:formula="of:=[.B61]-[.B58]" office:value-type="float" office:value="2.09999999999999" calcext:value-type="float">
            <text:p>2,09999999999999</text:p>
          </table:table-cell>
        </table:table-row>
        <table:table-row table:style-name="ro1">
          <table:table-cell table:formula="of:=DATE(2019;9;19+[.C62])" office:value-type="date" office:date-value="2019-11-19" calcext:value-type="date">
            <text:p>19.11.19</text:p>
          </table:table-cell>
          <table:table-cell office:value-type="float" office:value="168.4" calcext:value-type="float">
            <text:p>168,4</text:p>
          </table:table-cell>
          <table:table-cell office:value-type="float" office:value="61" calcext:value-type="float">
            <text:p>61</text:p>
          </table:table-cell>
          <table:table-cell table:formula="of:=IF([.B62]=&quot;&quot;;[.D61];ABS([.B62]-[.B61]))" office:value-type="float" office:value="1.70000000000002" calcext:value-type="float">
            <text:p>1,70000000000002</text:p>
          </table:table-cell>
        </table:table-row>
        <table:table-row table:style-name="ro1">
          <table:table-cell table:formula="of:=DATE(2019;9;19+[.C63])" office:value-type="date" office:date-value="2019-11-20" calcext:value-type="date">
            <text:p>20.11.19</text:p>
          </table:table-cell>
          <table:table-cell office:value-type="float" office:value="170.7" calcext:value-type="float">
            <text:p>170,7</text:p>
          </table:table-cell>
          <table:table-cell office:value-type="float" office:value="62" calcext:value-type="float">
            <text:p>62</text:p>
          </table:table-cell>
          <table:table-cell table:formula="of:=IF([.B63]=&quot;&quot;;[.D62];ABS([.B63]-[.B62]))" office:value-type="float" office:value="2.29999999999998" calcext:value-type="float">
            <text:p>2,29999999999998</text:p>
          </table:table-cell>
        </table:table-row>
        <table:table-row table:style-name="ro1">
          <table:table-cell table:formula="of:=DATE(2019;9;19+[.C64])" office:value-type="date" office:date-value="2019-11-21" calcext:value-type="date">
            <text:p>21.11.19</text:p>
          </table:table-cell>
          <table:table-cell office:value-type="float" office:value="172.4" calcext:value-type="float">
            <text:p>172,4</text:p>
          </table:table-cell>
          <table:table-cell office:value-type="float" office:value="63" calcext:value-type="float">
            <text:p>63</text:p>
          </table:table-cell>
          <table:table-cell table:formula="of:=IF([.B64]=&quot;&quot;;[.D63];ABS([.B64]-[.B63]))" office:value-type="float" office:value="1.70000000000002" calcext:value-type="float">
            <text:p>1,70000000000002</text:p>
          </table:table-cell>
        </table:table-row>
        <table:table-row table:style-name="ro1">
          <table:table-cell table:formula="of:=DATE(2019;9;19+[.C65])" office:value-type="date" office:date-value="2019-11-22" calcext:value-type="date">
            <text:p>22.11.19</text:p>
          </table:table-cell>
          <table:table-cell office:value-type="float" office:value="173.8" calcext:value-type="float">
            <text:p>173,8</text:p>
          </table:table-cell>
          <table:table-cell office:value-type="float" office:value="64" calcext:value-type="float">
            <text:p>64</text:p>
          </table:table-cell>
          <table:table-cell table:formula="of:=IF([.B65]=&quot;&quot;;[.D64];ABS([.B65]-[.B64]))" office:value-type="float" office:value="1.40000000000001" calcext:value-type="float">
            <text:p>1,40000000000001</text:p>
          </table:table-cell>
        </table:table-row>
        <table:table-row table:style-name="ro1">
          <table:table-cell table:formula="of:=DATE(2019;9;19+[.C66])" office:value-type="date" office:date-value="2019-11-23" calcext:value-type="date">
            <text:p>23.11.19</text:p>
          </table:table-cell>
          <table:table-cell/>
          <table:table-cell office:value-type="float" office:value="65" calcext:value-type="float">
            <text:p>65</text:p>
          </table:table-cell>
          <table:table-cell table:formula="of:=IF([.B66]=&quot;&quot;;[.D65];ABS([.B66]-[.B65]))" office:value-type="float" office:value="1.40000000000001" calcext:value-type="float">
            <text:p>1,40000000000001</text:p>
          </table:table-cell>
        </table:table-row>
        <table:table-row table:style-name="ro1">
          <table:table-cell table:formula="of:=DATE(2019;9;19+[.C67])" office:value-type="date" office:date-value="2019-11-24" calcext:value-type="date">
            <text:p>24.11.19</text:p>
          </table:table-cell>
          <table:table-cell/>
          <table:table-cell office:value-type="float" office:value="66" calcext:value-type="float">
            <text:p>66</text:p>
          </table:table-cell>
          <table:table-cell table:formula="of:=IF([.B67]=&quot;&quot;;[.D66];ABS([.B67]-[.B66]))" office:value-type="float" office:value="1.40000000000001" calcext:value-type="float">
            <text:p>1,40000000000001</text:p>
          </table:table-cell>
        </table:table-row>
        <table:table-row table:style-name="ro1">
          <table:table-cell table:formula="of:=DATE(2019;9;19+[.C68])" office:value-type="date" office:date-value="2019-11-25" calcext:value-type="date">
            <text:p>25.11.19</text:p>
          </table:table-cell>
          <table:table-cell office:value-type="float" office:value="176.2" calcext:value-type="float">
            <text:p>176,2</text:p>
          </table:table-cell>
          <table:table-cell office:value-type="float" office:value="67" calcext:value-type="float">
            <text:p>67</text:p>
          </table:table-cell>
          <table:table-cell table:formula="of:=[.B68]-[.B65]" office:value-type="float" office:value="2.39999999999998" calcext:value-type="float">
            <text:p>2,39999999999998</text:p>
          </table:table-cell>
        </table:table-row>
        <table:table-row table:style-name="ro1">
          <table:table-cell table:formula="of:=DATE(2019;9;19+[.C69])" office:value-type="date" office:date-value="2019-11-26" calcext:value-type="date">
            <text:p>26.11.19</text:p>
          </table:table-cell>
          <table:table-cell office:value-type="float" office:value="178.6" calcext:value-type="float">
            <text:p>178,6</text:p>
          </table:table-cell>
          <table:table-cell office:value-type="float" office:value="68" calcext:value-type="float">
            <text:p>68</text:p>
          </table:table-cell>
          <table:table-cell table:formula="of:=IF([.B69]=&quot;&quot;;[.D68];ABS([.B69]-[.B68]))" office:value-type="float" office:value="2.40000000000001" calcext:value-type="float">
            <text:p>2,40000000000001</text:p>
          </table:table-cell>
        </table:table-row>
        <table:table-row table:style-name="ro1">
          <table:table-cell table:formula="of:=DATE(2019;9;19+[.C70])" office:value-type="date" office:date-value="2019-11-27" calcext:value-type="date">
            <text:p>27.11.19</text:p>
          </table:table-cell>
          <table:table-cell office:value-type="float" office:value="180.8" calcext:value-type="float">
            <text:p>180,8</text:p>
          </table:table-cell>
          <table:table-cell office:value-type="float" office:value="69" calcext:value-type="float">
            <text:p>69</text:p>
          </table:table-cell>
          <table:table-cell table:formula="of:=IF([.B70]=&quot;&quot;;[.D69];ABS([.B70]-[.B69]))" office:value-type="float" office:value="2.20000000000002" calcext:value-type="float">
            <text:p>2,20000000000002</text:p>
          </table:table-cell>
        </table:table-row>
        <table:table-row table:style-name="ro1">
          <table:table-cell table:formula="of:=DATE(2019;9;19+[.C71])" office:value-type="date" office:date-value="2019-11-28" calcext:value-type="date">
            <text:p>28.11.1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IF([.B71]=&quot;&quot;;[.D70];ABS([.B71]-[.B70]))" office:value-type="float" office:value="2.20000000000002" calcext:value-type="float">
            <text:p>2,20000000000002</text:p>
          </table:table-cell>
        </table:table-row>
        <table:table-row table:style-name="ro1">
          <table:table-cell table:formula="of:=DATE(2019;9;19+[.C72])" office:value-type="date" office:date-value="2019-11-29" calcext:value-type="date">
            <text:p>29.11.19</text:p>
          </table:table-cell>
          <table:table-cell office:value-type="float" office:value="185.6" calcext:value-type="float">
            <text:p>185,6</text:p>
          </table:table-cell>
          <table:table-cell office:value-type="float" office:value="71" calcext:value-type="float">
            <text:p>71</text:p>
          </table:table-cell>
          <table:table-cell table:formula="of:=[.B72]-[.B70]" office:value-type="float" office:value="4.79999999999998" calcext:value-type="float">
            <text:p>4,79999999999998</text:p>
          </table:table-cell>
        </table:table-row>
        <table:table-row table:style-name="ro1">
          <table:table-cell table:formula="of:=DATE(2019;9;19+[.C73])" office:value-type="date" office:date-value="2019-11-30" calcext:value-type="date">
            <text:p>30.11.1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IF([.B73]=&quot;&quot;;[.D72];ABS([.B73]-[.B72]))" office:value-type="float" office:value="4.79999999999998" calcext:value-type="float">
            <text:p>4,79999999999998</text:p>
          </table:table-cell>
        </table:table-row>
        <table:table-row table:style-name="ro1">
          <table:table-cell table:formula="of:=DATE(2019;9;19+[.C74])" office:value-type="date" office:date-value="2019-12-01" calcext:value-type="date">
            <text:p>01.12.1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IF([.B74]=&quot;&quot;;[.D73];ABS([.B74]-[.B73]))" office:value-type="float" office:value="4.79999999999998" calcext:value-type="float">
            <text:p>4,79999999999998</text:p>
          </table:table-cell>
        </table:table-row>
        <table:table-row table:style-name="ro1">
          <table:table-cell table:formula="of:=DATE(2019;9;19+[.C75])" office:value-type="date" office:date-value="2019-12-02" calcext:value-type="date">
            <text:p>02.12.19</text:p>
          </table:table-cell>
          <table:table-cell office:value-type="float" office:value="187.6" calcext:value-type="float">
            <text:p>187,6</text:p>
          </table:table-cell>
          <table:table-cell office:value-type="float" office:value="74" calcext:value-type="float">
            <text:p>74</text:p>
          </table:table-cell>
          <table:table-cell table:formula="of:=[.B75]-[.B72]" office:value-type="float" office:value="2" calcext:value-type="float">
            <text:p>2</text:p>
          </table:table-cell>
        </table:table-row>
        <table:table-row table:style-name="ro1">
          <table:table-cell table:formula="of:=DATE(2019;9;19+[.C76])" office:value-type="date" office:date-value="2019-12-03" calcext:value-type="date">
            <text:p>03.12.19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table:formula="of:=IF([.B76]=&quot;&quot;;[.D75];ABS([.B76]-[.B75]))" office:value-type="float" office:value="2.40000000000001" calcext:value-type="float">
            <text:p>2,40000000000001</text:p>
          </table:table-cell>
        </table:table-row>
        <table:table-row table:style-name="ro1">
          <table:table-cell table:formula="of:=DATE(2019;9;19+[.C77])" office:value-type="date" office:date-value="2019-12-04" calcext:value-type="date">
            <text:p>04.12.19</text:p>
          </table:table-cell>
          <table:table-cell office:value-type="float" office:value="191.8" calcext:value-type="float">
            <text:p>191,8</text:p>
          </table:table-cell>
          <table:table-cell office:value-type="float" office:value="76" calcext:value-type="float">
            <text:p>76</text:p>
          </table:table-cell>
          <table:table-cell table:formula="of:=IF([.B77]=&quot;&quot;;[.D76];ABS([.B77]-[.B76]))" office:value-type="float" office:value="1.80000000000001" calcext:value-type="float">
            <text:p>1,80000000000001</text:p>
          </table:table-cell>
        </table:table-row>
        <table:table-row table:style-name="ro1">
          <table:table-cell table:formula="of:=DATE(2019;9;19+[.C78])" office:value-type="date" office:date-value="2019-12-05" calcext:value-type="date">
            <text:p>05.12.19</text:p>
          </table:table-cell>
          <table:table-cell office:value-type="float" office:value="194" calcext:value-type="float">
            <text:p>194</text:p>
          </table:table-cell>
          <table:table-cell office:value-type="float" office:value="77" calcext:value-type="float">
            <text:p>77</text:p>
          </table:table-cell>
          <table:table-cell table:formula="of:=IF([.B78]=&quot;&quot;;[.D77];ABS([.B78]-[.B77]))" office:value-type="float" office:value="2.19999999999999" calcext:value-type="float">
            <text:p>2,19999999999999</text:p>
          </table:table-cell>
        </table:table-row>
        <table:table-row table:style-name="ro1">
          <table:table-cell table:formula="of:=DATE(2019;9;19+[.C79])" office:value-type="date" office:date-value="2019-12-06" calcext:value-type="date">
            <text:p>06.12.19</text:p>
          </table:table-cell>
          <table:table-cell office:value-type="float" office:value="195.8" calcext:value-type="float">
            <text:p>195,8</text:p>
          </table:table-cell>
          <table:table-cell office:value-type="float" office:value="78" calcext:value-type="float">
            <text:p>78</text:p>
          </table:table-cell>
          <table:table-cell table:formula="of:=IF([.B79]=&quot;&quot;;[.D78];ABS([.B79]-[.B78]))" office:value-type="float" office:value="1.80000000000001" calcext:value-type="float">
            <text:p>1,80000000000001</text:p>
          </table:table-cell>
        </table:table-row>
        <table:table-row table:style-name="ro1">
          <table:table-cell table:formula="of:=DATE(2019;9;19+[.C80])" office:value-type="date" office:date-value="2019-12-07" calcext:value-type="date">
            <text:p>07.12.1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IF([.B80]=&quot;&quot;;[.D79];ABS([.B80]-[.B79]))" office:value-type="float" office:value="1.80000000000001" calcext:value-type="float">
            <text:p>1,80000000000001</text:p>
          </table:table-cell>
        </table:table-row>
        <table:table-row table:style-name="ro1">
          <table:table-cell table:formula="of:=DATE(2019;9;19+[.C81])" office:value-type="date" office:date-value="2019-12-08" calcext:value-type="date">
            <text:p>08.12.1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IF([.B81]=&quot;&quot;;[.D80];ABS([.B81]-[.B80]))" office:value-type="float" office:value="1.80000000000001" calcext:value-type="float">
            <text:p>1,80000000000001</text:p>
          </table:table-cell>
        </table:table-row>
        <table:table-row table:style-name="ro1">
          <table:table-cell table:formula="of:=DATE(2019;9;19+[.C82])" office:value-type="date" office:date-value="2019-12-09" calcext:value-type="date">
            <text:p>09.12.19</text:p>
          </table:table-cell>
          <table:table-cell office:value-type="float" office:value="196.3" calcext:value-type="float">
            <text:p>196,3</text:p>
          </table:table-cell>
          <table:table-cell office:value-type="float" office:value="81" calcext:value-type="float">
            <text:p>81</text:p>
          </table:table-cell>
          <table:table-cell table:formula="of:=[.B82]-[.B79]" office:value-type="float" office:value="0.5" calcext:value-type="float">
            <text:p>0,5</text:p>
          </table:table-cell>
        </table:table-row>
        <table:table-row table:style-name="ro1">
          <table:table-cell table:formula="of:=DATE(2019;9;19+[.C83])" office:value-type="date" office:date-value="2019-12-10" calcext:value-type="date">
            <text:p>10.12.19</text:p>
          </table:table-cell>
          <table:table-cell office:value-type="float" office:value="200.7" calcext:value-type="float">
            <text:p>200,7</text:p>
          </table:table-cell>
          <table:table-cell office:value-type="float" office:value="82" calcext:value-type="float">
            <text:p>82</text:p>
          </table:table-cell>
          <table:table-cell table:formula="of:=IF([.B83]=&quot;&quot;;[.D82];ABS([.B83]-[.B82]))" office:value-type="float" office:value="4.39999999999998" calcext:value-type="float">
            <text:p>4,39999999999998</text:p>
          </table:table-cell>
        </table:table-row>
        <table:table-row table:style-name="ro1">
          <table:table-cell table:formula="of:=DATE(2019;9;19+[.C84])" office:value-type="date" office:date-value="2019-12-11" calcext:value-type="date">
            <text:p>11.12.19</text:p>
          </table:table-cell>
          <table:table-cell office:value-type="float" office:value="202.6" calcext:value-type="float">
            <text:p>202,6</text:p>
          </table:table-cell>
          <table:table-cell office:value-type="float" office:value="83" calcext:value-type="float">
            <text:p>83</text:p>
          </table:table-cell>
          <table:table-cell table:formula="of:=IF([.B84]=&quot;&quot;;[.D83];ABS([.B84]-[.B83]))" office:value-type="float" office:value="1.90000000000001" calcext:value-type="float">
            <text:p>1,90000000000001</text:p>
          </table:table-cell>
        </table:table-row>
        <table:table-row table:style-name="ro1">
          <table:table-cell table:formula="of:=DATE(2019;9;19+[.C85])" office:value-type="date" office:date-value="2019-12-12" calcext:value-type="date">
            <text:p>12.12.19</text:p>
          </table:table-cell>
          <table:table-cell office:value-type="float" office:value="204.6" calcext:value-type="float">
            <text:p>204,6</text:p>
          </table:table-cell>
          <table:table-cell office:value-type="float" office:value="84" calcext:value-type="float">
            <text:p>84</text:p>
          </table:table-cell>
          <table:table-cell table:formula="of:=IF([.B85]=&quot;&quot;;[.D84];ABS([.B85]-[.B84]))" office:value-type="float" office:value="2" calcext:value-type="float">
            <text:p>2</text:p>
          </table:table-cell>
        </table:table-row>
        <table:table-row table:style-name="ro1">
          <table:table-cell table:formula="of:=DATE(2019;9;19+[.C86])" office:value-type="date" office:date-value="2019-12-13" calcext:value-type="date">
            <text:p>13.12.19</text:p>
          </table:table-cell>
          <table:table-cell office:value-type="float" office:value="206.6" calcext:value-type="float">
            <text:p>206,6</text:p>
          </table:table-cell>
          <table:table-cell office:value-type="float" office:value="85" calcext:value-type="float">
            <text:p>85</text:p>
          </table:table-cell>
          <table:table-cell table:formula="of:=IF([.B86]=&quot;&quot;;[.D85];ABS([.B86]-[.B85]))" office:value-type="float" office:value="2" calcext:value-type="float">
            <text:p>2</text:p>
          </table:table-cell>
        </table:table-row>
        <table:table-row table:style-name="ro1">
          <table:table-cell table:formula="of:=DATE(2019;9;19+[.C87])" office:value-type="date" office:date-value="2019-12-14" calcext:value-type="date">
            <text:p>14.12.19</text:p>
          </table:table-cell>
          <table:table-cell/>
          <table:table-cell office:value-type="float" office:value="86" calcext:value-type="float">
            <text:p>86</text:p>
          </table:table-cell>
          <table:table-cell table:formula="of:=IF([.B87]=&quot;&quot;;[.D86];ABS([.B87]-[.B86]))" office:value-type="float" office:value="2" calcext:value-type="float">
            <text:p>2</text:p>
          </table:table-cell>
        </table:table-row>
        <table:table-row table:style-name="ro1">
          <table:table-cell table:formula="of:=DATE(2019;9;19+[.C88])" office:value-type="date" office:date-value="2019-12-15" calcext:value-type="date">
            <text:p>15.12.19</text:p>
          </table:table-cell>
          <table:table-cell/>
          <table:table-cell office:value-type="float" office:value="87" calcext:value-type="float">
            <text:p>87</text:p>
          </table:table-cell>
          <table:table-cell table:formula="of:=IF([.B88]=&quot;&quot;;[.D87];ABS([.B88]-[.B87]))" office:value-type="float" office:value="2" calcext:value-type="float">
            <text:p>2</text:p>
          </table:table-cell>
        </table:table-row>
        <table:table-row table:style-name="ro1">
          <table:table-cell table:formula="of:=DATE(2019;9;19+[.C89])" office:value-type="date" office:date-value="2019-12-16" calcext:value-type="date">
            <text:p>16.12.19</text:p>
          </table:table-cell>
          <table:table-cell office:value-type="float" office:value="210" calcext:value-type="float">
            <text:p>210</text:p>
          </table:table-cell>
          <table:table-cell office:value-type="float" office:value="88" calcext:value-type="float">
            <text:p>88</text:p>
          </table:table-cell>
          <table:table-cell table:formula="of:=[.B89]-[.B86]" office:value-type="float" office:value="3.40000000000001" calcext:value-type="float">
            <text:p>3,40000000000001</text:p>
          </table:table-cell>
        </table:table-row>
        <table:table-row table:style-name="ro1">
          <table:table-cell table:formula="of:=DATE(2019;9;19+[.C90])" office:value-type="date" office:date-value="2019-12-17" calcext:value-type="date">
            <text:p>17.12.19</text:p>
          </table:table-cell>
          <table:table-cell office:value-type="float" office:value="212.6" calcext:value-type="float">
            <text:p>212,6</text:p>
          </table:table-cell>
          <table:table-cell office:value-type="float" office:value="89" calcext:value-type="float">
            <text:p>89</text:p>
          </table:table-cell>
          <table:table-cell table:formula="of:=IF([.B90]=&quot;&quot;;[.D89];ABS([.B90]-[.B89]))" office:value-type="float" office:value="2.59999999999999" calcext:value-type="float">
            <text:p>2,59999999999999</text:p>
          </table:table-cell>
        </table:table-row>
        <table:table-row table:style-name="ro1">
          <table:table-cell table:formula="of:=DATE(2019;9;19+[.C91])" office:value-type="date" office:date-value="2019-12-18" calcext:value-type="date">
            <text:p>18.12.19</text:p>
          </table:table-cell>
          <table:table-cell office:value-type="float" office:value="215.2" calcext:value-type="float">
            <text:p>215,2</text:p>
          </table:table-cell>
          <table:table-cell office:value-type="float" office:value="90" calcext:value-type="float">
            <text:p>90</text:p>
          </table:table-cell>
          <table:table-cell table:formula="of:=IF([.B91]=&quot;&quot;;[.D90];ABS([.B91]-[.B90]))" office:value-type="float" office:value="2.59999999999999" calcext:value-type="float">
            <text:p>2,59999999999999</text:p>
          </table:table-cell>
        </table:table-row>
        <table:table-row table:style-name="ro1">
          <table:table-cell table:formula="of:=DATE(2019;9;19+[.C92])" office:value-type="date" office:date-value="2019-12-19" calcext:value-type="date">
            <text:p>19.12.19</text:p>
          </table:table-cell>
          <table:table-cell/>
          <table:table-cell office:value-type="float" office:value="91" calcext:value-type="float">
            <text:p>91</text:p>
          </table:table-cell>
          <table:table-cell table:formula="of:=IF([.B92]=&quot;&quot;;[.D91];ABS([.B92]-[.B91]))" office:value-type="float" office:value="2.59999999999999" calcext:value-type="float">
            <text:p>2,59999999999999</text:p>
          </table:table-cell>
        </table:table-row>
        <table:table-row table:style-name="ro1">
          <table:table-cell table:formula="of:=DATE(2019;9;19+[.C93])" office:value-type="date" office:date-value="2019-12-20" calcext:value-type="date">
            <text:p>20.12.19</text:p>
          </table:table-cell>
          <table:table-cell office:value-type="float" office:value="219" calcext:value-type="float">
            <text:p>219</text:p>
          </table:table-cell>
          <table:table-cell office:value-type="float" office:value="92" calcext:value-type="float">
            <text:p>92</text:p>
          </table:table-cell>
          <table:table-cell table:formula="of:=[.B93]-[.B91]" office:value-type="float" office:value="3.80000000000001" calcext:value-type="float">
            <text:p>3,80000000000001</text:p>
          </table:table-cell>
        </table:table-row>
        <table:table-row table:style-name="ro1">
          <table:table-cell table:formula="of:=DATE(2019;9;19+[.C94])" office:value-type="date" office:date-value="2019-12-21" calcext:value-type="date">
            <text:p>21.12.1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IF([.B94]=&quot;&quot;;[.D93];ABS([.B94]-[.B93]))" office:value-type="float" office:value="3.80000000000001" calcext:value-type="float">
            <text:p>3,80000000000001</text:p>
          </table:table-cell>
        </table:table-row>
        <table:table-row table:style-name="ro1">
          <table:table-cell table:formula="of:=DATE(2019;9;19+[.C95])" office:value-type="date" office:date-value="2019-12-22" calcext:value-type="date">
            <text:p>22.12.1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IF([.B95]=&quot;&quot;;[.D94];ABS([.B95]-[.B94]))" office:value-type="float" office:value="3.80000000000001" calcext:value-type="float">
            <text:p>3,80000000000001</text:p>
          </table:table-cell>
        </table:table-row>
        <table:table-row table:style-name="ro1">
          <table:table-cell table:formula="of:=DATE(2019;9;19+[.C96])" office:value-type="date" office:date-value="2019-12-23" calcext:value-type="date">
            <text:p>23.12.19</text:p>
          </table:table-cell>
          <table:table-cell office:value-type="float" office:value="221.9" calcext:value-type="float">
            <text:p>221,9</text:p>
          </table:table-cell>
          <table:table-cell office:value-type="float" office:value="95" calcext:value-type="float">
            <text:p>95</text:p>
          </table:table-cell>
          <table:table-cell table:formula="of:=[.B96]-[.B93]" office:value-type="float" office:value="2.90000000000001" calcext:value-type="float">
            <text:p>2,90000000000001</text:p>
          </table:table-cell>
        </table:table-row>
        <table:table-row table:style-name="ro1">
          <table:table-cell table:formula="of:=DATE(2019;9;19+[.C97])" office:value-type="date" office:date-value="2019-12-24" calcext:value-type="date">
            <text:p>24.12.19</text:p>
          </table:table-cell>
          <table:table-cell office:value-type="float" office:value="224.2" calcext:value-type="float">
            <text:p>224,2</text:p>
          </table:table-cell>
          <table:table-cell office:value-type="float" office:value="96" calcext:value-type="float">
            <text:p>96</text:p>
          </table:table-cell>
          <table:table-cell table:formula="of:=IF([.B97]=&quot;&quot;;[.D96];ABS([.B97]-[.B96]))" office:value-type="float" office:value="2.29999999999998" calcext:value-type="float">
            <text:p>2,29999999999998</text:p>
          </table:table-cell>
        </table:table-row>
        <table:table-row table:style-name="ro1">
          <table:table-cell table:formula="of:=DATE(2019;9;19+[.C98])" office:value-type="date" office:date-value="2019-12-25" calcext:value-type="date">
            <text:p>25.12.19</text:p>
          </table:table-cell>
          <table:table-cell office:value-type="float" office:value="226.6" calcext:value-type="float">
            <text:p>226,6</text:p>
          </table:table-cell>
          <table:table-cell office:value-type="float" office:value="97" calcext:value-type="float">
            <text:p>97</text:p>
          </table:table-cell>
          <table:table-cell table:formula="of:=IF([.B98]=&quot;&quot;;[.D97];ABS([.B98]-[.B97]))" office:value-type="float" office:value="2.40000000000001" calcext:value-type="float">
            <text:p>2,40000000000001</text:p>
          </table:table-cell>
        </table:table-row>
        <table:table-row table:style-name="ro1">
          <table:table-cell table:formula="of:=DATE(2019;9;19+[.C99])" office:value-type="date" office:date-value="2019-12-26" calcext:value-type="date">
            <text:p>26.12.19</text:p>
          </table:table-cell>
          <table:table-cell office:value-type="float" office:value="228.9" calcext:value-type="float">
            <text:p>228,9</text:p>
          </table:table-cell>
          <table:table-cell office:value-type="float" office:value="98" calcext:value-type="float">
            <text:p>98</text:p>
          </table:table-cell>
          <table:table-cell table:formula="of:=IF([.B99]=&quot;&quot;;[.D98];ABS([.B99]-[.B98]))" office:value-type="float" office:value="2.30000000000001" calcext:value-type="float">
            <text:p>2,30000000000001</text:p>
          </table:table-cell>
        </table:table-row>
        <table:table-row table:style-name="ro1">
          <table:table-cell table:formula="of:=DATE(2019;9;19+[.C100])" office:value-type="date" office:date-value="2019-12-27" calcext:value-type="date">
            <text:p>27.12.19</text:p>
          </table:table-cell>
          <table:table-cell office:value-type="float" office:value="232.1" calcext:value-type="float">
            <text:p>232,1</text:p>
          </table:table-cell>
          <table:table-cell office:value-type="float" office:value="99" calcext:value-type="float">
            <text:p>99</text:p>
          </table:table-cell>
          <table:table-cell table:formula="of:=IF([.B100]=&quot;&quot;;[.D99];ABS([.B100]-[.B99]))" office:value-type="float" office:value="3.19999999999999" calcext:value-type="float">
            <text:p>3,19999999999999</text:p>
          </table:table-cell>
        </table:table-row>
        <table:table-row table:style-name="ro1">
          <table:table-cell table:formula="of:=DATE(2019;9;19+[.C101])" office:value-type="date" office:date-value="2019-12-28" calcext:value-type="date">
            <text:p>28.12.1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IF([.B101]=&quot;&quot;;[.D100];ABS([.B101]-[.B100]))" office:value-type="float" office:value="3.19999999999999" calcext:value-type="float">
            <text:p>3,19999999999999</text:p>
          </table:table-cell>
        </table:table-row>
        <table:table-row table:style-name="ro1">
          <table:table-cell table:formula="of:=DATE(2019;9;19+[.C102])" office:value-type="date" office:date-value="2019-12-29" calcext:value-type="date">
            <text:p>29.12.19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IF([.B102]=&quot;&quot;;[.D101];ABS([.B102]-[.B101]))" office:value-type="float" office:value="3.19999999999999" calcext:value-type="float">
            <text:p>3,19999999999999</text:p>
          </table:table-cell>
        </table:table-row>
        <table:table-row table:style-name="ro1">
          <table:table-cell table:formula="of:=DATE(2019;9;19+[.C103])" office:value-type="date" office:date-value="2019-12-30" calcext:value-type="date">
            <text:p>30.12.19</text:p>
          </table:table-cell>
          <table:table-cell office:value-type="float" office:value="232.7" calcext:value-type="float">
            <text:p>232,7</text:p>
          </table:table-cell>
          <table:table-cell office:value-type="float" office:value="102" calcext:value-type="float">
            <text:p>102</text:p>
          </table:table-cell>
          <table:table-cell table:formula="of:=[.B103]-[.B100]" office:value-type="float" office:value="0.599999999999994" calcext:value-type="float">
            <text:p>0,599999999999994</text:p>
          </table:table-cell>
        </table:table-row>
        <table:table-row table:style-name="ro1">
          <table:table-cell table:formula="of:=DATE(2019;9;19+[.C104])" office:value-type="date" office:date-value="2019-12-31" calcext:value-type="date">
            <text:p>31.12.19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IF([.B104]=&quot;&quot;;[.D103];ABS([.B104]-[.B103]))" office:value-type="float" office:value="0.599999999999994" calcext:value-type="float">
            <text:p>0,599999999999994</text:p>
          </table:table-cell>
        </table:table-row>
        <table:table-row table:style-name="ro1">
          <table:table-cell table:formula="of:=DATE(2019;9;19+[.C105])" office:value-type="date" office:date-value="2020-01-01" calcext:value-type="date">
            <text:p>01.01.20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IF([.B105]=&quot;&quot;;[.D104];ABS([.B105]-[.B104]))" office:value-type="float" office:value="0.599999999999994" calcext:value-type="float">
            <text:p>0,599999999999994</text:p>
          </table:table-cell>
        </table:table-row>
        <table:table-row table:style-name="ro1">
          <table:table-cell table:formula="of:=DATE(2019;9;19+[.C106])" office:value-type="date" office:date-value="2020-01-02" calcext:value-type="date">
            <text:p>02.01.2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IF([.B106]=&quot;&quot;;[.D105];ABS([.B106]-[.B105]))" office:value-type="float" office:value="0.599999999999994" calcext:value-type="float">
            <text:p>0,599999999999994</text:p>
          </table:table-cell>
        </table:table-row>
        <table:table-row table:style-name="ro1">
          <table:table-cell table:formula="of:=DATE(2019;9;19+[.C107])" office:value-type="date" office:date-value="2020-01-03" calcext:value-type="date">
            <text:p>03.01.2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IF([.B107]=&quot;&quot;;[.D106];ABS([.B107]-[.B106]))" office:value-type="float" office:value="0.599999999999994" calcext:value-type="float">
            <text:p>0,599999999999994</text:p>
          </table:table-cell>
        </table:table-row>
        <table:table-row table:style-name="ro1">
          <table:table-cell table:formula="of:=DATE(2019;9;19+[.C108])" office:value-type="date" office:date-value="2020-01-04" calcext:value-type="date">
            <text:p>04.01.20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IF([.B108]=&quot;&quot;;[.D107];ABS([.B108]-[.B107]))" office:value-type="float" office:value="0.599999999999994" calcext:value-type="float">
            <text:p>0,599999999999994</text:p>
          </table:table-cell>
        </table:table-row>
        <table:table-row table:style-name="ro1">
          <table:table-cell table:formula="of:=DATE(2019;9;19+[.C109])" office:value-type="date" office:date-value="2020-01-05" calcext:value-type="date">
            <text:p>05.01.20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IF([.B109]=&quot;&quot;;[.D108];ABS([.B109]-[.B108]))" office:value-type="float" office:value="0.599999999999994" calcext:value-type="float">
            <text:p>0,599999999999994</text:p>
          </table:table-cell>
        </table:table-row>
        <table:table-row table:style-name="ro1">
          <table:table-cell table:formula="of:=DATE(2019;9;19+[.C110])" office:value-type="date" office:date-value="2020-01-06" calcext:value-type="date">
            <text:p>06.01.2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IF([.B110]=&quot;&quot;;[.D109];ABS([.B110]-[.B109]))" office:value-type="float" office:value="0.599999999999994" calcext:value-type="float">
            <text:p>0,599999999999994</text:p>
          </table:table-cell>
        </table:table-row>
        <table:table-row table:style-name="ro1">
          <table:table-cell table:formula="of:=DATE(2019;9;19+[.C111])" office:value-type="date" office:date-value="2020-01-07" calcext:value-type="date">
            <text:p>07.01.2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IF([.B111]=&quot;&quot;;[.D110];ABS([.B111]-[.B110]))" office:value-type="float" office:value="0.599999999999994" calcext:value-type="float">
            <text:p>0,599999999999994</text:p>
          </table:table-cell>
        </table:table-row>
        <table:table-row table:style-name="ro1">
          <table:table-cell table:formula="of:=DATE(2019;9;19+[.C112])" office:value-type="date" office:date-value="2020-01-08" calcext:value-type="date">
            <text:p>08.01.20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IF([.B112]=&quot;&quot;;[.D111];ABS([.B112]-[.B111]))" office:value-type="float" office:value="0.599999999999994" calcext:value-type="float">
            <text:p>0,599999999999994</text:p>
          </table:table-cell>
        </table:table-row>
        <table:table-row table:style-name="ro1">
          <table:table-cell table:formula="of:=DATE(2019;9;19+[.C113])" office:value-type="date" office:date-value="2020-01-09" calcext:value-type="date">
            <text:p>09.01.20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IF([.B113]=&quot;&quot;;[.D112];ABS([.B113]-[.B112]))" office:value-type="float" office:value="0.599999999999994" calcext:value-type="float">
            <text:p>0,599999999999994</text:p>
          </table:table-cell>
        </table:table-row>
        <table:table-row table:style-name="ro1">
          <table:table-cell table:formula="of:=DATE(2019;9;19+[.C114])" office:value-type="date" office:date-value="2020-01-10" calcext:value-type="date">
            <text:p>10.01.20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IF([.B114]=&quot;&quot;;[.D113];ABS([.B114]-[.B113]))" office:value-type="float" office:value="0.599999999999994" calcext:value-type="float">
            <text:p>0,599999999999994</text:p>
          </table:table-cell>
        </table:table-row>
        <table:table-row table:style-name="ro1">
          <table:table-cell table:formula="of:=DATE(2019;9;19+[.C115])" office:value-type="date" office:date-value="2020-01-11" calcext:value-type="date">
            <text:p>11.01.2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IF([.B115]=&quot;&quot;;[.D114];ABS([.B115]-[.B114]))" office:value-type="float" office:value="0.599999999999994" calcext:value-type="float">
            <text:p>0,599999999999994</text:p>
          </table:table-cell>
        </table:table-row>
        <table:table-row table:style-name="ro1">
          <table:table-cell table:formula="of:=DATE(2019;9;19+[.C116])" office:value-type="date" office:date-value="2020-01-12" calcext:value-type="date">
            <text:p>12.01.2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IF([.B116]=&quot;&quot;;[.D115];ABS([.B116]-[.B115]))" office:value-type="float" office:value="0.599999999999994" calcext:value-type="float">
            <text:p>0,599999999999994</text:p>
          </table:table-cell>
        </table:table-row>
        <table:table-row table:style-name="ro1">
          <table:table-cell table:formula="of:=DATE(2019;9;19+[.C117])" office:value-type="date" office:date-value="2020-01-13" calcext:value-type="date">
            <text:p>13.01.20</text:p>
          </table:table-cell>
          <table:table-cell office:value-type="float" office:value="235.3" calcext:value-type="float">
            <text:p>235,3</text:p>
          </table:table-cell>
          <table:table-cell office:value-type="float" office:value="116" calcext:value-type="float">
            <text:p>116</text:p>
          </table:table-cell>
          <table:table-cell table:formula="of:=[.B117]-[.B103]" office:value-type="float" office:value="2.60000000000002" calcext:value-type="float">
            <text:p>2,60000000000002</text:p>
          </table:table-cell>
        </table:table-row>
        <table:table-row table:style-name="ro1">
          <table:table-cell table:formula="of:=DATE(2019;9;19+[.C118])" office:value-type="date" office:date-value="2020-01-14" calcext:value-type="date">
            <text:p>14.01.20</text:p>
          </table:table-cell>
          <table:table-cell office:value-type="float" office:value="237.1" calcext:value-type="float">
            <text:p>237,1</text:p>
          </table:table-cell>
          <table:table-cell office:value-type="float" office:value="117" calcext:value-type="float">
            <text:p>117</text:p>
          </table:table-cell>
          <table:table-cell table:formula="of:=IF([.B118]=&quot;&quot;;[.D117];ABS([.B118]-[.B117]))" office:value-type="float" office:value="1.79999999999998" calcext:value-type="float">
            <text:p>1,79999999999998</text:p>
          </table:table-cell>
        </table:table-row>
        <table:table-row table:style-name="ro1">
          <table:table-cell table:formula="of:=DATE(2019;9;19+[.C119])" office:value-type="date" office:date-value="2020-01-15" calcext:value-type="date">
            <text:p>15.01.20</text:p>
          </table:table-cell>
          <table:table-cell office:value-type="float" office:value="238.5" calcext:value-type="float">
            <text:p>238,5</text:p>
          </table:table-cell>
          <table:table-cell office:value-type="float" office:value="118" calcext:value-type="float">
            <text:p>118</text:p>
          </table:table-cell>
          <table:table-cell table:formula="of:=IF([.B119]=&quot;&quot;;[.D118];ABS([.B119]-[.B118]))" office:value-type="float" office:value="1.40000000000001" calcext:value-type="float">
            <text:p>1,40000000000001</text:p>
          </table:table-cell>
        </table:table-row>
        <table:table-row table:style-name="ro1">
          <table:table-cell table:formula="of:=DATE(2019;9;19+[.C120])" office:value-type="date" office:date-value="2020-01-16" calcext:value-type="date">
            <text:p>16.01.20</text:p>
          </table:table-cell>
          <table:table-cell office:value-type="float" office:value="240.4" calcext:value-type="float">
            <text:p>240,4</text:p>
          </table:table-cell>
          <table:table-cell office:value-type="float" office:value="119" calcext:value-type="float">
            <text:p>119</text:p>
          </table:table-cell>
          <table:table-cell table:formula="of:=IF([.B120]=&quot;&quot;;[.D119];ABS([.B120]-[.B119]))" office:value-type="float" office:value="1.90000000000001" calcext:value-type="float">
            <text:p>1,90000000000001</text:p>
          </table:table-cell>
        </table:table-row>
        <table:table-row table:style-name="ro1">
          <table:table-cell table:formula="of:=DATE(2019;9;19+[.C121])" office:value-type="date" office:date-value="2020-01-17" calcext:value-type="date">
            <text:p>17.01.20</text:p>
          </table:table-cell>
          <table:table-cell office:value-type="float" office:value="241.7" calcext:value-type="float">
            <text:p>241,7</text:p>
          </table:table-cell>
          <table:table-cell office:value-type="float" office:value="120" calcext:value-type="float">
            <text:p>120</text:p>
          </table:table-cell>
          <table:table-cell table:formula="of:=IF([.B121]=&quot;&quot;;[.D120];ABS([.B121]-[.B120]))" office:value-type="float" office:value="1.29999999999998" calcext:value-type="float">
            <text:p>1,29999999999998</text:p>
          </table:table-cell>
        </table:table-row>
        <table:table-row table:style-name="ro1">
          <table:table-cell table:formula="of:=DATE(2019;9;19+[.C122])" office:value-type="date" office:date-value="2020-01-18" calcext:value-type="date">
            <text:p>18.01.20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IF([.B122]=&quot;&quot;;[.D121];ABS([.B122]-[.B121]))" office:value-type="float" office:value="1.29999999999998" calcext:value-type="float">
            <text:p>1,29999999999998</text:p>
          </table:table-cell>
        </table:table-row>
        <table:table-row table:style-name="ro1">
          <table:table-cell table:formula="of:=DATE(2019;9;19+[.C123])" office:value-type="date" office:date-value="2020-01-19" calcext:value-type="date">
            <text:p>19.01.20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IF([.B123]=&quot;&quot;;[.D122];ABS([.B123]-[.B122]))" office:value-type="float" office:value="1.29999999999998" calcext:value-type="float">
            <text:p>1,29999999999998</text:p>
          </table:table-cell>
        </table:table-row>
        <table:table-row table:style-name="ro1">
          <table:table-cell table:formula="of:=DATE(2019;9;19+[.C124])" office:value-type="date" office:date-value="2020-01-20" calcext:value-type="date">
            <text:p>20.01.20</text:p>
          </table:table-cell>
          <table:table-cell office:value-type="float" office:value="243.4" calcext:value-type="float">
            <text:p>243,4</text:p>
          </table:table-cell>
          <table:table-cell office:value-type="float" office:value="123" calcext:value-type="float">
            <text:p>123</text:p>
          </table:table-cell>
          <table:table-cell table:formula="of:=[.B124]-[.B121]" office:value-type="float" office:value="1.70000000000002" calcext:value-type="float">
            <text:p>1,70000000000002</text:p>
          </table:table-cell>
        </table:table-row>
        <table:table-row table:style-name="ro1">
          <table:table-cell table:formula="of:=DATE(2019;9;19+[.C125])" office:value-type="date" office:date-value="2020-01-21" calcext:value-type="date">
            <text:p>21.01.20</text:p>
          </table:table-cell>
          <table:table-cell office:value-type="float" office:value="245.9" calcext:value-type="float">
            <text:p>245,9</text:p>
          </table:table-cell>
          <table:table-cell office:value-type="float" office:value="124" calcext:value-type="float">
            <text:p>124</text:p>
          </table:table-cell>
          <table:table-cell table:formula="of:=IF([.B125]=&quot;&quot;;[.D124];ABS([.B125]-[.B124]))" office:value-type="float" office:value="2.5" calcext:value-type="float">
            <text:p>2,5</text:p>
          </table:table-cell>
        </table:table-row>
        <table:table-row table:style-name="ro1">
          <table:table-cell table:formula="of:=DATE(2019;9;19+[.C126])" office:value-type="date" office:date-value="2020-01-22" calcext:value-type="date">
            <text:p>22.01.20</text:p>
          </table:table-cell>
          <table:table-cell office:value-type="float" office:value="248.6" calcext:value-type="float">
            <text:p>248,6</text:p>
          </table:table-cell>
          <table:table-cell office:value-type="float" office:value="125" calcext:value-type="float">
            <text:p>125</text:p>
          </table:table-cell>
          <table:table-cell table:formula="of:=IF([.B126]=&quot;&quot;;[.D125];ABS([.B126]-[.B125]))" office:value-type="float" office:value="2.69999999999999" calcext:value-type="float">
            <text:p>2,69999999999999</text:p>
          </table:table-cell>
        </table:table-row>
        <table:table-row table:style-name="ro1">
          <table:table-cell table:formula="of:=DATE(2019;9;19+[.C127])" office:value-type="date" office:date-value="2020-01-23" calcext:value-type="date">
            <text:p>23.01.20</text:p>
          </table:table-cell>
          <table:table-cell office:value-type="float" office:value="249.9" calcext:value-type="float">
            <text:p>249,9</text:p>
          </table:table-cell>
          <table:table-cell office:value-type="float" office:value="126" calcext:value-type="float">
            <text:p>126</text:p>
          </table:table-cell>
          <table:table-cell table:formula="of:=IF([.B127]=&quot;&quot;;[.D126];ABS([.B127]-[.B126]))" office:value-type="float" office:value="1.30000000000001" calcext:value-type="float">
            <text:p>1,30000000000001</text:p>
          </table:table-cell>
        </table:table-row>
        <table:table-row table:style-name="ro1">
          <table:table-cell table:formula="of:=DATE(2019;9;19+[.C128])" office:value-type="date" office:date-value="2020-01-24" calcext:value-type="date">
            <text:p>24.01.20</text:p>
          </table:table-cell>
          <table:table-cell office:value-type="float" office:value="252.4" calcext:value-type="float">
            <text:p>252,4</text:p>
          </table:table-cell>
          <table:table-cell office:value-type="float" office:value="127" calcext:value-type="float">
            <text:p>127</text:p>
          </table:table-cell>
          <table:table-cell table:formula="of:=IF([.B128]=&quot;&quot;;[.D127];ABS([.B128]-[.B127]))" office:value-type="float" office:value="2.5" calcext:value-type="float">
            <text:p>2,5</text:p>
          </table:table-cell>
        </table:table-row>
        <table:table-row table:style-name="ro1">
          <table:table-cell table:formula="of:=DATE(2019;9;19+[.C129])" office:value-type="date" office:date-value="2020-01-25" calcext:value-type="date">
            <text:p>25.01.20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IF([.B129]=&quot;&quot;;[.D128];ABS([.B129]-[.B128]))" office:value-type="float" office:value="2.5" calcext:value-type="float">
            <text:p>2,5</text:p>
          </table:table-cell>
        </table:table-row>
        <table:table-row table:style-name="ro1">
          <table:table-cell table:formula="of:=DATE(2019;9;19+[.C130])" office:value-type="date" office:date-value="2020-01-26" calcext:value-type="date">
            <text:p>26.01.20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IF([.B130]=&quot;&quot;;[.D129];ABS([.B130]-[.B129]))" office:value-type="float" office:value="2.5" calcext:value-type="float">
            <text:p>2,5</text:p>
          </table:table-cell>
        </table:table-row>
        <table:table-row table:style-name="ro1">
          <table:table-cell table:formula="of:=DATE(2019;9;19+[.C131])" office:value-type="date" office:date-value="2020-01-27" calcext:value-type="date">
            <text:p>27.01.20</text:p>
          </table:table-cell>
          <table:table-cell office:value-type="float" office:value="253.8" calcext:value-type="float">
            <text:p>253,8</text:p>
          </table:table-cell>
          <table:table-cell office:value-type="float" office:value="130" calcext:value-type="float">
            <text:p>130</text:p>
          </table:table-cell>
          <table:table-cell table:formula="of:=[.B131]-[.B128]" office:value-type="float" office:value="1.40000000000001" calcext:value-type="float">
            <text:p>1,40000000000001</text:p>
          </table:table-cell>
        </table:table-row>
        <table:table-row table:style-name="ro1">
          <table:table-cell table:formula="of:=DATE(2019;9;19+[.C132])" office:value-type="date" office:date-value="2020-01-28" calcext:value-type="date">
            <text:p>28.01.20</text:p>
          </table:table-cell>
          <table:table-cell office:value-type="float" office:value="255.3" calcext:value-type="float">
            <text:p>255,3</text:p>
          </table:table-cell>
          <table:table-cell office:value-type="float" office:value="131" calcext:value-type="float">
            <text:p>131</text:p>
          </table:table-cell>
          <table:table-cell table:formula="of:=IF([.B132]=&quot;&quot;;[.D131];ABS([.B132]-[.B131]))" office:value-type="float" office:value="1.5" calcext:value-type="float">
            <text:p>1,5</text:p>
          </table:table-cell>
        </table:table-row>
        <table:table-row table:style-name="ro1">
          <table:table-cell table:formula="of:=DATE(2019;9;19+[.C133])" office:value-type="date" office:date-value="2020-01-29" calcext:value-type="date">
            <text:p>29.01.20</text:p>
          </table:table-cell>
          <table:table-cell office:value-type="float" office:value="256.8" calcext:value-type="float">
            <text:p>256,8</text:p>
          </table:table-cell>
          <table:table-cell office:value-type="float" office:value="132" calcext:value-type="float">
            <text:p>132</text:p>
          </table:table-cell>
          <table:table-cell table:formula="of:=IF([.B133]=&quot;&quot;;[.D132];ABS([.B133]-[.B132]))" office:value-type="float" office:value="1.5" calcext:value-type="float">
            <text:p>1,5</text:p>
          </table:table-cell>
        </table:table-row>
        <table:table-row table:style-name="ro1">
          <table:table-cell table:formula="of:=DATE(2019;9;19+[.C134])" office:value-type="date" office:date-value="2020-01-30" calcext:value-type="date">
            <text:p>30.01.20</text:p>
          </table:table-cell>
          <table:table-cell office:value-type="float" office:value="258.5" calcext:value-type="float">
            <text:p>258,5</text:p>
          </table:table-cell>
          <table:table-cell office:value-type="float" office:value="133" calcext:value-type="float">
            <text:p>133</text:p>
          </table:table-cell>
          <table:table-cell table:formula="of:=IF([.B134]=&quot;&quot;;[.D133];ABS([.B134]-[.B133]))" office:value-type="float" office:value="1.69999999999999" calcext:value-type="float">
            <text:p>1,69999999999999</text:p>
          </table:table-cell>
        </table:table-row>
        <table:table-row table:style-name="ro1">
          <table:table-cell table:formula="of:=DATE(2019;9;19+[.C135])" office:value-type="date" office:date-value="2020-01-31" calcext:value-type="date">
            <text:p>31.01.20</text:p>
          </table:table-cell>
          <table:table-cell office:value-type="float" office:value="260.3" calcext:value-type="float">
            <text:p>260,3</text:p>
          </table:table-cell>
          <table:table-cell office:value-type="float" office:value="134" calcext:value-type="float">
            <text:p>134</text:p>
          </table:table-cell>
          <table:table-cell table:formula="of:=IF([.B135]=&quot;&quot;;[.D134];ABS([.B135]-[.B134]))" office:value-type="float" office:value="1.80000000000001" calcext:value-type="float">
            <text:p>1,80000000000001</text:p>
          </table:table-cell>
        </table:table-row>
        <table:table-row table:style-name="ro1">
          <table:table-cell table:formula="of:=DATE(2019;9;19+[.C136])" office:value-type="date" office:date-value="2020-02-01" calcext:value-type="date">
            <text:p>01.02.2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IF([.B136]=&quot;&quot;;[.D135];ABS([.B136]-[.B135]))" office:value-type="float" office:value="1.80000000000001" calcext:value-type="float">
            <text:p>1,80000000000001</text:p>
          </table:table-cell>
        </table:table-row>
        <table:table-row table:style-name="ro1">
          <table:table-cell table:formula="of:=DATE(2019;9;19+[.C137])" office:value-type="date" office:date-value="2020-02-02" calcext:value-type="date">
            <text:p>02.02.2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IF([.B137]=&quot;&quot;;[.D136];ABS([.B137]-[.B136]))" office:value-type="float" office:value="1.80000000000001" calcext:value-type="float">
            <text:p>1,80000000000001</text:p>
          </table:table-cell>
        </table:table-row>
        <table:table-row table:style-name="ro1">
          <table:table-cell table:formula="of:=DATE(2019;9;19+[.C138])" office:value-type="date" office:date-value="2020-02-03" calcext:value-type="date">
            <text:p>03.02.20</text:p>
          </table:table-cell>
          <table:table-cell office:value-type="float" office:value="261.8" calcext:value-type="float">
            <text:p>261,8</text:p>
          </table:table-cell>
          <table:table-cell office:value-type="float" office:value="137" calcext:value-type="float">
            <text:p>137</text:p>
          </table:table-cell>
          <table:table-cell table:formula="of:=[.B138]-[.B135]" office:value-type="float" office:value="1.5" calcext:value-type="float">
            <text:p>1,5</text:p>
          </table:table-cell>
        </table:table-row>
        <table:table-row table:style-name="ro1">
          <table:table-cell table:formula="of:=DATE(2019;9;19+[.C139])" office:value-type="date" office:date-value="2020-02-04" calcext:value-type="date">
            <text:p>04.02.20</text:p>
          </table:table-cell>
          <table:table-cell office:value-type="float" office:value="262.6" calcext:value-type="float">
            <text:p>262,6</text:p>
          </table:table-cell>
          <table:table-cell office:value-type="float" office:value="138" calcext:value-type="float">
            <text:p>138</text:p>
          </table:table-cell>
          <table:table-cell table:formula="of:=IF([.B139]=&quot;&quot;;[.D138];ABS([.B139]-[.B138]))" office:value-type="float" office:value="0.800000000000011" calcext:value-type="float">
            <text:p>0,800000000000011</text:p>
          </table:table-cell>
        </table:table-row>
        <table:table-row table:style-name="ro1">
          <table:table-cell table:formula="of:=DATE(2019;9;19+[.C140])" office:value-type="date" office:date-value="2020-02-05" calcext:value-type="date">
            <text:p>05.02.20</text:p>
          </table:table-cell>
          <table:table-cell office:value-type="float" office:value="264.1" calcext:value-type="float">
            <text:p>264,1</text:p>
          </table:table-cell>
          <table:table-cell office:value-type="float" office:value="139" calcext:value-type="float">
            <text:p>139</text:p>
          </table:table-cell>
          <table:table-cell table:formula="of:=IF([.B140]=&quot;&quot;;[.D139];ABS([.B140]-[.B139]))" office:value-type="float" office:value="1.5" calcext:value-type="float">
            <text:p>1,5</text:p>
          </table:table-cell>
        </table:table-row>
        <table:table-row table:style-name="ro1">
          <table:table-cell table:formula="of:=DATE(2019;9;19+[.C141])" office:value-type="date" office:date-value="2020-02-06" calcext:value-type="date">
            <text:p>06.02.20</text:p>
          </table:table-cell>
          <table:table-cell office:value-type="float" office:value="265.9" calcext:value-type="float">
            <text:p>265,9</text:p>
          </table:table-cell>
          <table:table-cell office:value-type="float" office:value="140" calcext:value-type="float">
            <text:p>140</text:p>
          </table:table-cell>
          <table:table-cell table:formula="of:=IF([.B141]=&quot;&quot;;[.D140];ABS([.B141]-[.B140]))" office:value-type="float" office:value="1.79999999999995" calcext:value-type="float">
            <text:p>1,79999999999995</text:p>
          </table:table-cell>
        </table:table-row>
        <table:table-row table:style-name="ro1">
          <table:table-cell table:formula="of:=DATE(2019;9;19+[.C142])" office:value-type="date" office:date-value="2020-02-07" calcext:value-type="date">
            <text:p>07.02.20</text:p>
          </table:table-cell>
          <table:table-cell office:value-type="float" office:value="267.9" calcext:value-type="float">
            <text:p>267,9</text:p>
          </table:table-cell>
          <table:table-cell office:value-type="float" office:value="141" calcext:value-type="float">
            <text:p>141</text:p>
          </table:table-cell>
          <table:table-cell table:formula="of:=IF([.B142]=&quot;&quot;;[.D141];ABS([.B142]-[.B141]))" office:value-type="float" office:value="2" calcext:value-type="float">
            <text:p>2</text:p>
          </table:table-cell>
        </table:table-row>
        <table:table-row table:style-name="ro1">
          <table:table-cell table:formula="of:=DATE(2019;9;19+[.C143])" office:value-type="date" office:date-value="2020-02-08" calcext:value-type="date">
            <text:p>08.02.20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IF([.B143]=&quot;&quot;;[.D142];ABS([.B143]-[.B142]))" office:value-type="float" office:value="2" calcext:value-type="float">
            <text:p>2</text:p>
          </table:table-cell>
        </table:table-row>
        <table:table-row table:style-name="ro1">
          <table:table-cell table:formula="of:=DATE(2019;9;19+[.C144])" office:value-type="date" office:date-value="2020-02-09" calcext:value-type="date">
            <text:p>09.02.20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IF([.B144]=&quot;&quot;;[.D143];ABS([.B144]-[.B143]))" office:value-type="float" office:value="2" calcext:value-type="float">
            <text:p>2</text:p>
          </table:table-cell>
        </table:table-row>
        <table:table-row table:style-name="ro1">
          <table:table-cell table:formula="of:=DATE(2019;9;19+[.C145])" office:value-type="date" office:date-value="2020-02-10" calcext:value-type="date">
            <text:p>10.02.20</text:p>
          </table:table-cell>
          <table:table-cell office:value-type="float" office:value="270.7" calcext:value-type="float">
            <text:p>270,7</text:p>
          </table:table-cell>
          <table:table-cell office:value-type="float" office:value="144" calcext:value-type="float">
            <text:p>144</text:p>
          </table:table-cell>
          <table:table-cell table:formula="of:=[.B145]-[.B142]" office:value-type="float" office:value="2.80000000000001" calcext:value-type="float">
            <text:p>2,80000000000001</text:p>
          </table:table-cell>
        </table:table-row>
        <table:table-row table:style-name="ro1">
          <table:table-cell table:formula="of:=DATE(2019;9;19+[.C146])" office:value-type="date" office:date-value="2020-02-11" calcext:value-type="date">
            <text:p>11.02.20</text:p>
          </table:table-cell>
          <table:table-cell office:value-type="float" office:value="272.8" calcext:value-type="float">
            <text:p>272,8</text:p>
          </table:table-cell>
          <table:table-cell office:value-type="float" office:value="145" calcext:value-type="float">
            <text:p>145</text:p>
          </table:table-cell>
          <table:table-cell table:formula="of:=IF([.B146]=&quot;&quot;;[.D145];ABS([.B146]-[.B145]))" office:value-type="float" office:value="2.10000000000002" calcext:value-type="float">
            <text:p>2,10000000000002</text:p>
          </table:table-cell>
        </table:table-row>
        <table:table-row table:style-name="ro1">
          <table:table-cell table:formula="of:=DATE(2019;9;19+[.C147])" office:value-type="date" office:date-value="2020-02-12" calcext:value-type="date">
            <text:p>12.02.20</text:p>
          </table:table-cell>
          <table:table-cell office:value-type="float" office:value="275.6" calcext:value-type="float">
            <text:p>275,6</text:p>
          </table:table-cell>
          <table:table-cell office:value-type="float" office:value="146" calcext:value-type="float">
            <text:p>146</text:p>
          </table:table-cell>
          <table:table-cell table:formula="of:=IF([.B147]=&quot;&quot;;[.D146];ABS([.B147]-[.B146]))" office:value-type="float" office:value="2.80000000000001" calcext:value-type="float">
            <text:p>2,80000000000001</text:p>
          </table:table-cell>
        </table:table-row>
        <table:table-row table:style-name="ro1">
          <table:table-cell table:formula="of:=DATE(2019;9;19+[.C148])" office:value-type="date" office:date-value="2020-02-13" calcext:value-type="date">
            <text:p>13.02.20</text:p>
          </table:table-cell>
          <table:table-cell office:value-type="float" office:value="277.4" calcext:value-type="float">
            <text:p>277,4</text:p>
          </table:table-cell>
          <table:table-cell office:value-type="float" office:value="147" calcext:value-type="float">
            <text:p>147</text:p>
          </table:table-cell>
          <table:table-cell table:formula="of:=IF([.B148]=&quot;&quot;;[.D147];ABS([.B148]-[.B147]))" office:value-type="float" office:value="1.79999999999995" calcext:value-type="float">
            <text:p>1,79999999999995</text:p>
          </table:table-cell>
        </table:table-row>
        <table:table-row table:style-name="ro1">
          <table:table-cell table:formula="of:=DATE(2019;9;19+[.C149])" office:value-type="date" office:date-value="2020-02-14" calcext:value-type="date">
            <text:p>14.02.20</text:p>
          </table:table-cell>
          <table:table-cell office:value-type="float" office:value="279.7" calcext:value-type="float">
            <text:p>279,7</text:p>
          </table:table-cell>
          <table:table-cell office:value-type="float" office:value="148" calcext:value-type="float">
            <text:p>148</text:p>
          </table:table-cell>
          <table:table-cell table:formula="of:=IF([.B149]=&quot;&quot;;[.D148];ABS([.B149]-[.B148]))" office:value-type="float" office:value="2.30000000000001" calcext:value-type="float">
            <text:p>2,30000000000001</text:p>
          </table:table-cell>
        </table:table-row>
        <table:table-row table:style-name="ro1">
          <table:table-cell table:formula="of:=DATE(2019;9;19+[.C150])" office:value-type="date" office:date-value="2020-02-15" calcext:value-type="date">
            <text:p>15.02.20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IF([.B150]=&quot;&quot;;[.D149];ABS([.B150]-[.B149]))" office:value-type="float" office:value="2.30000000000001" calcext:value-type="float">
            <text:p>2,30000000000001</text:p>
          </table:table-cell>
        </table:table-row>
        <table:table-row table:style-name="ro1">
          <table:table-cell table:formula="of:=DATE(2019;9;19+[.C151])" office:value-type="date" office:date-value="2020-02-16" calcext:value-type="date">
            <text:p>16.02.2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IF([.B151]=&quot;&quot;;[.D150];ABS([.B151]-[.B150]))" office:value-type="float" office:value="2.30000000000001" calcext:value-type="float">
            <text:p>2,30000000000001</text:p>
          </table:table-cell>
        </table:table-row>
        <table:table-row table:style-name="ro1">
          <table:table-cell table:formula="of:=DATE(2019;9;19+[.C152])" office:value-type="date" office:date-value="2020-02-17" calcext:value-type="date">
            <text:p>17.02.20</text:p>
          </table:table-cell>
          <table:table-cell office:value-type="float" office:value="281.5" calcext:value-type="float">
            <text:p>281,5</text:p>
          </table:table-cell>
          <table:table-cell office:value-type="float" office:value="151" calcext:value-type="float">
            <text:p>151</text:p>
          </table:table-cell>
          <table:table-cell table:formula="of:=[.B152]-[.B149]" office:value-type="float" office:value="1.80000000000001" calcext:value-type="float">
            <text:p>1,80000000000001</text:p>
          </table:table-cell>
        </table:table-row>
        <table:table-row table:style-name="ro1" table:number-rows-repeated="51">
          <table:table-cell table:number-columns-repeated="4"/>
        </table:table-row>
        <table:table-row table:style-name="ro1" table:number-rows-repeated="76">
          <table:table-cell table:style-name="Default"/>
          <table:table-cell table:number-columns-repeated="3"/>
        </table:table-row>
        <table:table-row table:style-name="ro1" table:visibility="collapse"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4T10:06:32.642937062</meta:creation-date>
    <dc:date>2020-03-04T10:59:07.339672377</dc:date>
    <meta:editing-duration>PT18M9S</meta:editing-duration>
    <meta:editing-cycles>1</meta:editing-cycles>
    <meta:document-statistic meta:table-count="1" meta:cell-count="549" meta:object-count="1"/>
    <meta:generator>LibreOffice/6.3.4.2.0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3.158cm" svg:height="23.558cm" xlink:href=".." xlink:type="simple" chart:class="chart:line" chart:style-name="ch1">
        <chart:legend chart:legend-position="end" svg:x="40.121cm" svg:y="11.48cm" style:legend-expansion="high" chart:style-name="ch2"/>
        <chart:plot-area chart:style-name="ch3" table:cell-range-address="Лист1.A1:Лист1.A152 Лист1.D1:Лист1.D152" chart:data-source-has-labels="both" svg:x="0.863cm" svg:y="0.471cm" svg:width="38.395cm" svg:height="22.616cm">
          <chartooo:coordinate-region svg:x="1.4cm" svg:y="0.67cm" svg:width="37.858cm" svg:height="21.77cm"/>
          <chart:axis chart:dimension="x" chart:name="primary-x" chart:style-name="ch4" chartooo:axis-type="auto">
            <chartooo:date-scale/>
            <chart:categories table:cell-range-address="Лист1.A2:Лист1.A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D2:Лист1.D152" chart:label-cell-address="Лист1.D1:Лист1.D1" chart:class="chart:line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43728">
                <text:p>43728</text:p>
                <draw:g>
                  <svg:desc>Лист1.A2:Лист1.A152</svg:desc>
                </draw:g>
              </table:table-cell>
              <table:table-cell office:value-type="float" office:value="2.60000000000001">
                <text:p>2.60000000000001</text:p>
                <draw:g>
                  <svg:desc>Лист1.D2:Лист1.D152</svg:desc>
                </draw:g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3.40000000000001">
                <text:p>3.40000000000001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2.39999999999999">
                <text:p>2.3999999999999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.60000000000001">
                <text:p>1.6000000000000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.60000000000001">
                <text:p>1.6000000000000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.60000000000001">
                <text:p>1.60000000000001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.89999999999999">
                <text:p>1.89999999999999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.80000000000001">
                <text:p>1.80000000000001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.29999999999998">
                <text:p>2.29999999999998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.80000000000001">
                <text:p>1.80000000000001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0.900000000000006">
                <text:p>0.900000000000006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.79999999999998">
                <text:p>2.79999999999998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1.30000000000001">
                <text:p>1.30000000000001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.59999999999999">
                <text:p>1.59999999999999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0.800000000000011">
                <text:p>0.80000000000001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1.69999999999999">
                <text:p>1.69999999999999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0.900000000000006">
                <text:p>0.900000000000006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0.699999999999989">
                <text:p>0.699999999999989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0.699999999999989">
                <text:p>0.699999999999989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0.699999999999989">
                <text:p>0.699999999999989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0.699999999999989">
                <text:p>0.699999999999989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0.700000000000017">
                <text:p>0.700000000000017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.69999999999999">
                <text:p>1.69999999999999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1.69999999999999">
                <text:p>1.69999999999999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1.69999999999999">
                <text:p>1.69999999999999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3.09999999999999">
                <text:p>3.09999999999999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1.30000000000001">
                <text:p>1.30000000000001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1.79999999999998">
                <text:p>1.79999999999998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2.09999999999999">
                <text:p>2.09999999999999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1.70000000000002">
                <text:p>1.70000000000002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2.29999999999998">
                <text:p>2.29999999999998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1.70000000000002">
                <text:p>1.70000000000002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1.40000000000001">
                <text:p>1.40000000000001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1.40000000000001">
                <text:p>1.40000000000001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1.40000000000001">
                <text:p>1.40000000000001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2.39999999999998">
                <text:p>2.39999999999998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2.20000000000002">
                <text:p>2.20000000000002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2.20000000000002">
                <text:p>2.20000000000002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4.79999999999998">
                <text:p>4.79999999999998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4.79999999999998">
                <text:p>4.79999999999998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4.79999999999998">
                <text:p>4.79999999999998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1.80000000000001">
                <text:p>1.80000000000001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2.19999999999999">
                <text:p>2.19999999999999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1.80000000000001">
                <text:p>1.80000000000001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1.80000000000001">
                <text:p>1.80000000000001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1.80000000000001">
                <text:p>1.80000000000001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4.39999999999998">
                <text:p>4.39999999999998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3.40000000000001">
                <text:p>3.40000000000001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2.59999999999999">
                <text:p>2.59999999999999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2.59999999999999">
                <text:p>2.59999999999999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2.59999999999999">
                <text:p>2.59999999999999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3.80000000000001">
                <text:p>3.80000000000001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3.80000000000001">
                <text:p>3.80000000000001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3.80000000000001">
                <text:p>3.80000000000001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2.90000000000001">
                <text:p>2.90000000000001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2.29999999999998">
                <text:p>2.29999999999998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2.30000000000001">
                <text:p>2.30000000000001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3.19999999999999">
                <text:p>3.19999999999999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3.19999999999999">
                <text:p>3.19999999999999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3.19999999999999">
                <text:p>3.19999999999999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.60000000000002">
                <text:p>2.60000000000002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1.79999999999998">
                <text:p>1.79999999999998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1.40000000000001">
                <text:p>1.40000000000001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1.29999999999998">
                <text:p>1.29999999999998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1.29999999999998">
                <text:p>1.29999999999998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1.29999999999998">
                <text:p>1.29999999999998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1.70000000000002">
                <text:p>1.70000000000002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.69999999999999">
                <text:p>2.69999999999999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1.30000000000001">
                <text:p>1.30000000000001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1.40000000000001">
                <text:p>1.40000000000001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1.69999999999999">
                <text:p>1.69999999999999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1.80000000000001">
                <text:p>1.80000000000001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1.80000000000001">
                <text:p>1.80000000000001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1.80000000000001">
                <text:p>1.8000000000000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.800000000000011">
                <text:p>0.800000000000011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.79999999999995">
                <text:p>1.7999999999999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.80000000000001">
                <text:p>2.80000000000001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.10000000000002">
                <text:p>2.1000000000000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2.80000000000001">
                <text:p>2.80000000000001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.79999999999995">
                <text:p>1.79999999999995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2.30000000000001">
                <text:p>2.30000000000001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2.30000000000001">
                <text:p>2.3000000000000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2.30000000000001">
                <text:p>2.30000000000001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.80000000000001">
                <text:p>1.8000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